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master-page-name="">
      <style:table-properties style:width="17cm" style:page-number="auto" fo:break-before="auto" fo:break-after="auto" table:align="left" fo:keep-with-next="auto"/>
    </style:style>
    <style:style style:name="Tabela1.A" style:family="table-column">
      <style:table-column-properties style:column-width="3.062cm"/>
    </style:style>
    <style:style style:name="Tabela1.B" style:family="table-column">
      <style:table-column-properties style:column-width="4.186cm"/>
    </style:style>
    <style:style style:name="Tabela1.C" style:family="table-column">
      <style:table-column-properties style:column-width="4.129cm"/>
    </style:style>
    <style:style style:name="Tabela1.D" style:family="table-column">
      <style:table-column-properties style:column-width="5.623cm"/>
    </style:style>
    <style:style style:name="Tabela1.A1" style:family="table-cell">
      <style:table-cell-properties style:vertical-align="middle" fo:padding-left="0.318cm" fo:padding-right="0.318cm" fo:padding-top="0.212cm" fo:padding-bottom="0.212cm" fo:border="0.05pt solid #000000"/>
    </style:style>
    <style:style style:name="Tabela2" style:family="table" style:master-page-name="">
      <style:table-properties style:width="17cm" style:page-number="auto" fo:break-before="auto" fo:break-after="auto" table:align="left" fo:keep-with-next="auto"/>
    </style:style>
    <style:style style:name="Tabela2.A" style:family="table-column">
      <style:table-column-properties style:column-width="1.887cm"/>
    </style:style>
    <style:style style:name="Tabela2.B" style:family="table-column">
      <style:table-column-properties style:column-width="3.898cm"/>
    </style:style>
    <style:style style:name="Tabela2.C" style:family="table-column">
      <style:table-column-properties style:column-width="3.302cm"/>
    </style:style>
    <style:style style:name="Tabela2.D" style:family="table-column">
      <style:table-column-properties style:column-width="3.54cm"/>
    </style:style>
    <style:style style:name="Tabela2.E" style:family="table-column">
      <style:table-column-properties style:column-width="4.373cm"/>
    </style:style>
    <style:style style:name="Tabela2.A1" style:family="table-cell">
      <style:table-cell-properties style:vertical-align="middle" fo:padding-left="0.318cm" fo:padding-right="0.318cm" fo:padding-top="0.212cm" fo:padding-bottom="0.212cm" fo:border="0.05pt solid #000000"/>
    </style:style>
    <style:style style:name="Tabela3" style:family="table" style:master-page-name="">
      <style:table-properties style:width="17cm" style:page-number="auto" fo:break-before="auto" fo:break-after="auto" table:align="left" fo:keep-with-next="auto"/>
    </style:style>
    <style:style style:name="Tabela3.A" style:family="table-column">
      <style:table-column-properties style:column-width="2.928cm"/>
    </style:style>
    <style:style style:name="Tabela3.B" style:family="table-column">
      <style:table-column-properties style:column-width="4.071cm"/>
    </style:style>
    <style:style style:name="Tabela3.C" style:family="table-column">
      <style:table-column-properties style:column-width="4.577cm"/>
    </style:style>
    <style:style style:name="Tabela3.D" style:family="table-column">
      <style:table-column-properties style:column-width="5.424cm"/>
    </style:style>
    <style:style style:name="Tabela3.A1" style:family="table-cell">
      <style:table-cell-properties style:vertical-align="middle" fo:padding-left="0.318cm" fo:padding-right="0.318cm" fo:padding-top="0.212cm" fo:padding-bottom="0.212cm" fo:border="0.05pt solid #000000"/>
    </style:style>
    <style:style style:name="P1" style:family="paragraph" style:parent-style-name="Heading_20_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6.5pt" fo:font-style="normal" fo:font-weight="bold"/>
    </style:style>
    <style:style style:name="P2"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5pt" fo:font-style="normal" fo:font-weight="bold"/>
    </style:style>
    <style:style style:name="P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style:style>
    <style:style style:name="P4"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font-variant="normal" fo:text-transform="none" fo:color="#1b1c1d" loext:opacity="100%" style:font-name="Google Sans Text" fo:font-size="10.5pt" fo:font-style="normal" fo:font-weight="normal"/>
    </style:style>
    <style:style style:name="P9"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font-variant="normal" fo:text-transform="none" fo:color="#1b1c1d" loext:opacity="100%" style:font-name="Google Sans Text" fo:font-size="10.5pt" fo:font-style="normal" fo:font-weight="bold" loext:padding="0cm" loext:border="none"/>
    </style:style>
    <style:style style:name="P10" style:family="paragraph" style:parent-style-name="Table_20_Contents">
      <style:paragraph-properties fo:margin-left="0cm" fo:margin-right="0cm" fo:margin-top="0cm" fo:margin-bottom="0cm" style:contextual-spacing="false" fo:line-height="114%" fo:orphans="2" fo:widows="2" fo:keep-with-next="auto"/>
      <style:text-properties fo:font-variant="normal" fo:text-transform="none" fo:color="#1b1c1d" loext:opacity="100%" style:font-name="Google Sans Text" fo:font-size="10.5pt" fo:font-style="normal" fo:font-weight="normal"/>
    </style:style>
    <style:style style:name="P1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bold" loext:padding="0cm" loext:border="none"/>
    </style:style>
    <style:style style:name="P13"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8"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9"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1"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3"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7"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29"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1"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 style:family="paragraph" style:parent-style-name="Text_20_body" style:list-style-name="L1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3"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4" style:family="paragraph" style:parent-style-name="Text_20_body" style:list-style-name="L1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5" style:family="paragraph" style:parent-style-name="Text_20_body" style:list-style-name="L1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6" style:family="paragraph" style:parent-style-name="Text_20_body" style:list-style-name="L1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7" style:family="paragraph" style:parent-style-name="Text_20_body" style:list-style-name="L1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8"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9"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0" style:family="paragraph" style:parent-style-name="Text_20_body" style:list-style-name="L2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1" style:family="paragraph" style:parent-style-name="Text_20_body" style:list-style-name="L2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2"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3"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4" style:family="paragraph" style:parent-style-name="Text_20_body" style:list-style-name="L2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5" style:family="paragraph" style:parent-style-name="Text_20_body" style:list-style-name="L2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6" style:family="paragraph" style:parent-style-name="Text_20_body" style:list-style-name="L2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7" style:family="paragraph" style:parent-style-name="Text_20_body" style:list-style-name="L2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8"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9" style:family="paragraph" style:parent-style-name="Text_20_body" style:list-style-name="L2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0" style:family="paragraph" style:parent-style-name="Text_20_body" style:list-style-name="L2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1" style:family="paragraph" style:parent-style-name="Text_20_body" style:list-style-name="L2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T1" style:family="text">
      <style:text-properties fo:font-weight="bold" loext:padding="0cm" loext:border="none"/>
    </style:style>
    <style:style style:name="T2" style:family="text">
      <style:text-properties loext:padding="0cm" loext:border="none"/>
    </style:style>
    <style:style style:name="T3" style:family="text">
      <style:text-properties fo:color="#575b5f" loext:opacity="100%" fo:font-weight="bold" fo:background-color="transparent" loext:char-shading-value="0" loext:padding="0cm" loext:border="none"/>
    </style:style>
    <style:style style:name="T4" style:family="text">
      <style:text-properties fo:font-variant="normal" fo:text-transform="none" fo:color="#1b1c1d" loext:opacity="100%" style:font-name="Google Sans Text" fo:font-size="12pt" fo:font-style="normal" fo:font-weight="bold" loext:padding="0cm" loext:border="none"/>
    </style:style>
    <style:style style:name="T5" style:family="text">
      <style:text-properties fo:font-variant="normal" fo:text-transform="none" fo:color="#1b1c1d" loext:opacity="100%" style:font-name="Google Sans Text" fo:font-size="12pt" fo:font-style="normal" fo:font-weight="normal"/>
    </style:style>
    <style:style style:name="T6" style:family="text">
      <style:text-properties fo:font-variant="normal" fo:text-transform="none" fo:color="#0b57d0" loext:opacity="100%" style:font-name="Google Sans Text" fo:font-size="12pt" fo:font-style="normal" fo:font-weight="normal"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latório de Inteligência de Fontes de Dados para o Projeto ApostaPro: Um Mapeamento Estratégico do Ecossistema de Informação Esportiva em Mídias Sociais</text:h>
      <text:h text:style-name="P2" text:outline-level="2">Seção 1: Sumário Executivo e Metodologia</text:h>
      <text:h text:style-name="P3" text:outline-level="3">1.1. Propósito do Relatório</text:h>
      <text:p text:style-name="P4">Este relatório apresenta um levantamento exaustivo e uma análise estratégica de fontes de dados disponíveis publicamente em mídias sociais, com o objetivo de informar e estruturar o pipeline de coleta de dados para o projeto ApostaPro. O foco central é a identificação de fontes de alta qualidade, credibilidade e relevância preditiva, abrangendo uma gama diversificada de plataformas e tipos de informação. A finalidade é capacitar o ApostaPro com um conjunto de dados robusto e multifacetado, essencial para a construção de um modelo de recomendação de apostas esportivas competitivo e preciso.</text:p>
      <text:h text:style-name="P3" text:outline-level="3">1.2. Metodologia de Coleta e Análise</text:h>
      <text:p text:style-name="P5">A pesquisa foi conduzida por meio de uma varredura sistemática e aprofundada das principais plataformas de mídia social, incluindo Twitter/X, Instagram, Reddit, Facebook, TikTok e Telegram. As fontes identificadas foram subsequentemente avaliadas e categorizadas com base em um conjunto de critérios rigorosos, projetados para maximizar a sua utilidade para um modelo preditivo de apostas:</text:p>
      <text:list text:style-name="L1">
        <text:list-item>
          <text:p text:style-name="P6"><text:span text:style-name="T1">Credibilidade e Reputação:</text:span> Análise do histórico de precisão da fonte, sua autoridade percebida dentro do nicho esportivo e o reconhecimento por parte de outras entidades de mídia e especialistas.</text:p>
        </text:list-item>
        <text:list-item>
          <text:p text:style-name="P6"><text:span text:style-name="T1">Granularidade dos Dados:</text:span> Avaliação da profundidade e do detalhe da informação fornecida. Fontes que oferecem estatísticas avançadas, dados brutos ou análises táticas detalhadas receberam maior prioridade.</text:p>
        </text:list-item>
        <text:list-item>
          <text:p text:style-name="P6"><text:span text:style-name="T1">Frequência de Atualização:</text:span> Medida da regularidade e da velocidade com que a fonte publica novas informações. A capacidade de fornecer dados em tempo real ou quase real é um fator crítico para a modelagem de mercados de apostas dinâmicos.</text:p>
        </text:list-item>
        <text:list-item>
          <text:p text:style-name="P6"><text:span text:style-name="T1">Relevância para Modelos Preditivos:</text:span> Análise do potencial de cada fonte para a extração de <text:span text:style-name="T2">features</text:span> (variáveis) quantitativas (estatísticas), qualitativas (análises táticas, estilo de jogo) e de sentimento (opinião pública, moral da equipe).</text:p>
        </text:list-item>
      </text:list>
      <text:h text:style-name="P3" text:outline-level="3">1.3. O Ecossistema de Dados Interconectado</text:h>
      <text:p text:style-name="P4">A análise do fluxo de informação esportiva revela que ele não opera de forma isolada ou linear. Pelo contrário, funciona como um ecossistema dinâmico e interconectado, onde diferentes tipos de fontes se influenciam e se alimentam mutuamente. A compreensão desta dinâmica é fundamental para o design de um pipeline de dados eficaz para o ApostaPro. Um evento significativo, como a lesão de um jogador chave ou uma negociação de transferência, desencadeia uma cascata de informações que se propaga através das categorias de fontes identificadas neste relatório.</text:p>
      <text:p text:style-name="P5">Este processo pode ser ilustrado da seguinte forma:</text:p>
      <text:list text:style-name="L2">
        <text:list-item>
          <text:p text:style-name="P7"><text:soft-page-break/><text:span text:style-name="T1">Gatilho (Categoria 5 - Notícias de Mercado):</text:span> Um jornalista com alta credibilidade, como Adrian Wojnarowski, publica uma notícia de última hora ("Woj Bomb") sobre uma troca iminente na NBA em sua conta do Twitter.<text:span text:style-name="T3">1</text:span> Este é o evento gatilho, a primeira peça de informação assimétrica a entrar no ecossistema. Para um modelo preditivo, este é um "alerta precoce" de que o mercado de apostas está prestes a mudar.</text:p>
        </text:list-item>
        <text:list-item>
          <text:p text:style-name="P7"><text:span text:style-name="T1">Amplificação (Categoria 1 - Mídia):</text:span> A notícia é imediatamente capturada e disseminada por grandes portais de mídia, como a ESPN, que replicam a informação, adicionando contexto e análise inicial.<text:span text:style-name="T3">2</text:span> Esta fase aumenta exponencialmente o alcance da informação.</text:p>
        </text:list-item>
        <text:list-item>
          <text:p text:style-name="P7"><text:span text:style-name="T1">Confirmação (Categoria 2 - Páginas Oficiais):</text:span> Horas ou dias depois, as contas oficiais das equipes envolvidas na troca publicam comunicados formais, confirmando a negociação. Esta é a fonte de "verdade absoluta" que valida a informação inicial.<text:span text:style-name="T3">4</text:span></text:p>
        </text:list-item>
        <text:list-item>
          <text:p text:style-name="P7"><text:span text:style-name="T1">Análise Quantitativa (Categoria 3 - Estatísticas):</text:span> Plataformas e analistas de dados, como NBA Math, publicam análises sobre as implicações estatísticas da troca, avaliando como o desempenho das equipes pode ser afetado.<text:span text:style-name="T3">5</text:span> Estes são dados estruturados que podem ser diretamente inseridos no modelo do ApostaPro.</text:p>
        </text:list-item>
        <text:list-item>
          <text:p text:style-name="P7"><text:span text:style-name="T1">Análise Qualitativa (Categoria 4 - Tática):</text:span> Analistas táticos começam a discutir como a troca impactará os esquemas de jogo, as rotações e a química das equipes, fornecendo dados qualitativos valiosos.</text:p>
        </text:list-item>
        <text:list-item>
          <text:p text:style-name="P7"><text:span text:style-name="T1">Reação e Sentimento (Categoria 6 - Comunidades):</text:span> Fóruns como o subreddit r/nba explodem em discussões, gerando um volume massivo de dados de texto que podem ser analisados para medir o sentimento dos fãs, a percepção sobre os jogadores e as expectativas para o futuro.<text:span text:style-name="T3">6</text:span></text:p>
        </text:list-item>
      </text:list>
      <text:p text:style-name="P4">A implicação estratégica para o ApostaPro é clara: seu pipeline de dados deve ser projetado para monitorar e correlacionar informações de todas essas categorias em tempo real. A capacidade de detectar o "alerta precoce" da Categoria 5, validá-lo com as Categorias 1 e 2, quantificar seu impacto com a Categoria 3 e medir a reação do público com a Categoria 6 constitui um diferencial competitivo fundamental, permitindo que o modelo reaja às mudanças de mercado antes que elas estejam totalmente precificadas pelas casas de apostas.</text:p>
      <text:h text:style-name="P2" text:outline-level="2">Seção 2: Fontes de Dados para Futebol (Foco Primário)</text:h>
      <text:p text:style-name="P4">O futebol, sendo o esporte de maior foco, apresenta o ecossistema de dados mais rico e diversificado. A seguir, uma análise detalhada das fontes mais relevantes, organizadas por categoria.</text:p>
      <text:h text:style-name="P3" text:outline-level="3">Tabela 2.1: Fontes de Futebol de Alta Prioridade para ApostaPro</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8">Categoria</text:p>
            </table:table-cell>
            <table:table-cell table:style-name="Tabela1.A1" office:value-type="string">
              <text:p text:style-name="P8">Fonte Primária (PT)</text:p>
            </table:table-cell>
            <table:table-cell table:style-name="Tabela1.A1" office:value-type="string">
              <text:p text:style-name="P8">Fonte Primária (EN)</text:p>
            </table:table-cell>
            <table:table-cell table:style-name="Tabela1.A1" office:value-type="string">
              <text:p text:style-name="P8">Tipo de Dado Principal e Relevância para Apostas</text:p>
            </table:table-cell>
          </table:table-row>
        </table:table-header-rows>
        <table:table-row>
          <table:table-cell table:style-name="Tabela1.A1" office:value-type="string">
            <text:p text:style-name="P9">Mídia e Notícias</text:p>
          </table:table-cell>
          <table:table-cell table:style-name="Tabela1.A1" office:value-type="string">
            <text:p text:style-name="P8">Globo Esporte (@geglobo)</text:p>
          </table:table-cell>
          <table:table-cell table:style-name="Tabela1.A1" office:value-type="string">
            <text:p text:style-name="P8">The Athletic (@TheAthleticFC)</text:p>
          </table:table-cell>
          <table:table-cell table:style-name="Tabela1.A1" office:value-type="string">
            <text:p text:style-name="P8">Notícias de lesões, prévias de jogos, narrativas de momento da equipe.</text:p>
          </table:table-cell>
        </table:table-row>
        <table:table-row>
          <table:table-cell table:style-name="Tabela1.A1" office:value-type="string">
            <text:p text:style-name="P9">Páginas Oficiais</text:p>
          </table:table-cell>
          <table:table-cell table:style-name="Tabela1.A1" office:value-type="string">
            <text:p text:style-name="P8">CBF (@CBF_Futebol)</text:p>
          </table:table-cell>
          <table:table-cell table:style-name="Tabela1.A1" office:value-type="string">
            <text:p text:style-name="P8">Premier League (@premierleague)</text:p>
          </table:table-cell>
          <table:table-cell table:style-name="Tabela1.A1" office:value-type="string">
            <text:p text:style-name="P8">Resultados oficiais, calendários, escalações confirmadas, anúncios <text:soft-page-break/>institucionais.</text:p>
          </table:table-cell>
        </table:table-row>
        <table:table-row>
          <table:table-cell table:style-name="Tabela1.A1" office:value-type="string">
            <text:p text:style-name="P9">Estatísticas e Dados</text:p>
          </table:table-cell>
          <table:table-cell table:style-name="Tabela1.A1" office:value-type="string">
            <text:p text:style-name="P8">Sofascore Brasil (@SofascoreBR)</text:p>
          </table:table-cell>
          <table:table-cell table:style-name="Tabela1.A1" office:value-type="string">
            <text:p text:style-name="P8">FBref (Site)</text:p>
          </table:table-cell>
          <table:table-cell table:style-name="Tabela1.A1" office:value-type="string">
            <text:p text:style-name="P8">Dados brutos, estatísticas avançadas (<text:span text:style-name="T2">xG</text:span>, <text:span text:style-name="T2">xA</text:span>), ratings de jogadores, dados históricos.</text:p>
          </table:table-cell>
        </table:table-row>
        <table:table-row>
          <table:table-cell table:style-name="Tabela1.A1" office:value-type="string">
            <text:p text:style-name="P9">Análise Tática</text:p>
          </table:table-cell>
          <table:table-cell table:style-name="Tabela1.A1" office:value-type="string">
            <text:p text:style-name="P8">The Coaches' Voice (@CoachesVoice)</text:p>
          </table:table-cell>
          <table:table-cell table:style-name="Tabela1.A1" office:value-type="string">
            <text:p text:style-name="P8">Tifo Football (@TifoFootball_)</text:p>
          </table:table-cell>
          <table:table-cell table:style-name="Tabela1.A1" office:value-type="string">
            <text:p text:style-name="P8">Análise de esquemas táticos, estilos de jogo, pontos fortes/fracos (quantificáveis).</text:p>
          </table:table-cell>
        </table:table-row>
        <table:table-row>
          <table:table-cell table:style-name="Tabela1.A1" office:value-type="string">
            <text:p text:style-name="P9">Transferências</text:p>
          </table:table-cell>
          <table:table-cell table:style-name="Tabela1.A1" office:value-type="string">
            <text:p text:style-name="P8">Venê Casagrande (@venecasagrande)</text:p>
          </table:table-cell>
          <table:table-cell table:style-name="Tabela1.A1" office:value-type="string">
            <text:p text:style-name="P8">Fabrizio Romano (@FabrizioRomano)</text:p>
          </table:table-cell>
          <table:table-cell table:style-name="Tabela1.A1" office:value-type="string">
            <text:p text:style-name="P8">Alertas precoces de movimentações de mercado que impactam a força do elenco.</text:p>
          </table:table-cell>
        </table:table-row>
        <table:table-row>
          <table:table-cell table:style-name="Tabela1.A1" office:value-type="string">
            <text:p text:style-name="P9">Comunidades</text:p>
          </table:table-cell>
          <table:table-cell table:style-name="Tabela1.A1" office:value-type="string">
            <text:p text:style-name="P8">r/futebol</text:p>
          </table:table-cell>
          <table:table-cell table:style-name="Tabela1.A1" office:value-type="string">
            <text:p text:style-name="P8">r/soccer</text:p>
          </table:table-cell>
          <table:table-cell table:style-name="Tabela1.A1" office:value-type="string">
            <text:p text:style-name="P8">Dados massivos para análise de sentimento, percepção de fãs, rumores.</text:p>
          </table:table-cell>
        </table:table-row>
        <table:table-row>
          <table:table-cell table:style-name="Tabela1.A1" office:value-type="string">
            <text:p text:style-name="P9">Jornalistas</text:p>
          </table:table-cell>
          <table:table-cell table:style-name="Tabela1.A1" office:value-type="string">
            <text:p text:style-name="P8">PVC (Paulo V. Coelho)</text:p>
          </table:table-cell>
          <table:table-cell table:style-name="Tabela1.A1" office:value-type="string">
            <text:p text:style-name="P8">Jonathan Wilson (@jonawils)</text:p>
          </table:table-cell>
          <table:table-cell table:style-name="Tabela1.A1" office:value-type="string">
            <text:p text:style-name="P10">Opiniões de especialistas, análises aprofundadas, contexto histórico e tático.</text:p>
          </table:table-cell>
        </table:table-row>
      </table:table>
      <text:h text:style-name="P3" text:outline-level="3">2.1. Mídia e Portais de Notícias (Cobertura Ampla)</text:h>
      <text:p text:style-name="P11">Estas fontes são a base para a coleta de dados de eventos gerais, como notícias sobre lesões, suspensões, prévias de partidas e o clima geral em torno de um clube. A análise de texto dessas fontes pode gerar <text:span text:style-name="T2">features</text:span> relacionadas ao "momento" de uma equipe.</text:p>
      <text:p text:style-name="P12">Fontes Brasileiras:</text:p>
      <text:list text:style-name="L3">
        <text:list-item>
          <text:p text:style-name="P13"><text:span text:style-name="T1">Nome da Página/Conta:</text:span> Globo Esporte / ge.globo</text:p>
        </text:list-item>
        <text:list-item>
          <text:p text:style-name="P13"><text:span text:style-name="T1">Username:</text:span> @geglobo</text:p>
        </text:list-item>
        <text:list-item>
          <text:p text:style-name="P13"><text:span text:style-name="T1">Plataforma(s):</text:span> Site, Twitter/X, YouTube, Instagram</text:p>
        </text:list-item>
        <text:list-item>
          <text:p text:style-name="P13"><text:span text:style-name="T1">Descrição:</text:span> Como o maior portal esportivo do Brasil, o ge.globo é a fonte primária para notícias sobre o futebol nacional, cobrindo todos os clubes das principais divisões, além de fornecer tabelas de classificação, tempo real de jogos e vídeos de melhores momentos. Seu canal no YouTube é particularmente rico em conteúdo visual e está se expandindo para transmissões ao vivo, visando competir com novos players do mercado digital.<text:span text:style-name="T3">7</text:span> Para o ApostaPro, é uma fonte indispensável para dados de eventos diários.</text:p>
        </text:list-item>
        <text:list-item>
          <text:p text:style-name="P14"><text:span text:style-name="T4">Link da Página:</text:span><text:span text:style-name="T5"> </text:span><text:a xlink:type="simple" xlink:href="https://ge.globo.com/" office:target-frame-name="_blank" xlink:show="new" text:style-name="Internet_20_link" text:visited-style-name="Visited_20_Internet_20_Link"><text:span text:style-name="T6">https://ge.globo.com/</text:span></text:a></text:p>
        </text:list-item>
        <text:list-item>
          <text:p text:style-name="P13"><text:span text:style-name="T1">Nome da Página/Conta:</text:span> Lance!</text:p>
        </text:list-item>
        <text:list-item>
          <text:p text:style-name="P13"><text:span text:style-name="T1">Username:</text:span> @lancedigital</text:p>
        </text:list-item>
        <text:list-item>
          <text:p text:style-name="P13"><text:span text:style-name="T1">Plataforma(s):</text:span> Site, Twitter/X, Instagram, Facebook, YouTube, WhatsApp</text:p>
        </text:list-item>
        <text:list-item>
          <text:p text:style-name="P13"><text:span text:style-name="T1">Descrição:</text:span> Um veículo tradicional com forte ênfase no futebol. O Lance! oferece uma cobertura robusta do mercado da bola nacional e internacional, além de outros esportes como NBA e Tênis.<text:span text:style-name="T3">12</text:span> Sua presença multiplataforma, incluindo canais no WhatsApp, o torna uma fonte versátil para a captura de notícias e engajamento do público.<text:span text:style-name="T3">7</text:span></text:p>
        </text:list-item>
        <text:list-item>
          <text:p text:style-name="P14"><text:span text:style-name="T4">Link da Página:</text:span><text:span text:style-name="T5"> </text:span><text:a xlink:type="simple" xlink:href="https://www.lance.com.br/" office:target-frame-name="_blank" xlink:show="new" text:style-name="Internet_20_link" text:visited-style-name="Visited_20_Internet_20_Link"><text:span text:style-name="T6">https://www.lance.com.br/</text:span></text:a></text:p>
        </text:list-item>
        <text:list-item>
          <text:p text:style-name="P13"><text:soft-page-break/><text:span text:style-name="T1">Nome da Página/Conta:</text:span> ESPN Brasil</text:p>
        </text:list-item>
        <text:list-item>
          <text:p text:style-name="P13"><text:span text:style-name="T1">Username:</text:span> @ESPNBrasil</text:p>
        </text:list-item>
        <text:list-item>
          <text:p text:style-name="P13"><text:span text:style-name="T1">Plataforma(s):</text:span> Site, Twitter/X, YouTube</text:p>
        </text:list-item>
        <text:list-item>
          <text:p text:style-name="P13"><text:span text:style-name="T1">Descrição:</text:span> Reconhecida por sua cobertura aprofundada tanto do futebol nacional quanto das principais ligas europeias. Seus programas de debate (como o antigo "Bate-Bola") e seus canais no YouTube são excelentes fontes para a extração de dados de opinião de especialistas, que podem ser usados para modelar a percepção da crítica sobre o desempenho de uma equipe.<text:span text:style-name="T3">2</text:span></text:p>
        </text:list-item>
        <text:list-item>
          <text:p text:style-name="P14"><text:span text:style-name="T4">Link da Página:</text:span><text:span text:style-name="T5"> </text:span><text:a xlink:type="simple" xlink:href="https://www.espn.com.br/" office:target-frame-name="_blank" xlink:show="new" text:style-name="Internet_20_link" text:visited-style-name="Visited_20_Internet_20_Link"><text:span text:style-name="T6">https://www.espn.com.br/</text:span></text:a></text:p>
        </text:list-item>
      </text:list>
      <text:p text:style-name="P12">Fontes Internacionais:</text:p>
      <text:list text:style-name="L4">
        <text:list-item>
          <text:p text:style-name="P15"><text:span text:style-name="T1">Nome da Página/Conta:</text:span> The Athletic Football</text:p>
        </text:list-item>
        <text:list-item>
          <text:p text:style-name="P15"><text:span text:style-name="T1">Username:</text:span> @TheAthleticFC</text:p>
        </text:list-item>
        <text:list-item>
          <text:p text:style-name="P15"><text:span text:style-name="T1">Plataforma(s):</text:span> Site (assinatura), Twitter/X, YouTube</text:p>
        </text:list-item>
        <text:list-item>
          <text:p text:style-name="P15"><text:span text:style-name="T1">Descrição:</text:span> Representa o padrão-ouro do jornalismo esportivo aprofundado. Seu modelo de assinatura permite a produção de análises táticas detalhadas, reportagens investigativas e histórias de bastidores com uma qualidade inigualável. O conteúdo do The Athletic é uma fonte premium para dados qualitativos de alta fidelidade.<text:span text:style-name="T3">16</text:span></text:p>
        </text:list-item>
        <text:list-item>
          <text:p text:style-name="P16"><text:span text:style-name="T4">Link da Página:</text:span><text:span text:style-name="T5"> </text:span><text:a xlink:type="simple" xlink:href="https://theathletic.com/football/" office:target-frame-name="_blank" xlink:show="new" text:style-name="Internet_20_link" text:visited-style-name="Visited_20_Internet_20_Link"><text:span text:style-name="T6">https://theathletic.com/football/</text:span></text:a></text:p>
        </text:list-item>
        <text:list-item>
          <text:p text:style-name="P15"><text:span text:style-name="T1">Nome da Página/Conta:</text:span> BBC Sport</text:p>
        </text:list-item>
        <text:list-item>
          <text:p text:style-name="P15"><text:span text:style-name="T1">Username:</text:span> @BBCSport</text:p>
        </text:list-item>
        <text:list-item>
          <text:p text:style-name="P15"><text:span text:style-name="T1">Plataforma(s):</text:span> Site, Twitter/X, Instagram, Facebook</text:p>
        </text:list-item>
        <text:list-item>
          <text:p text:style-name="P15"><text:span text:style-name="T1">Descrição:</text:span> Uma das fontes de notícias mais credíveis do mundo, conhecida por sua imparcialidade e cobertura abrangente do futebol britânico e europeu. É uma fonte confiável para a confirmação de notícias e para a obtenção de informações factuais sem o viés especulativo de outros veículos.<text:span text:style-name="T3">19</text:span></text:p>
        </text:list-item>
        <text:list-item>
          <text:p text:style-name="P16"><text:span text:style-name="T4">Link da Página:</text:span><text:span text:style-name="T5"> </text:span><text:a xlink:type="simple" xlink:href="https://www.bbc.co.uk/sport" office:target-frame-name="_blank" xlink:show="new" text:style-name="Internet_20_link" text:visited-style-name="Visited_20_Internet_20_Link"><text:span text:style-name="T6">https://www.bbc.co.uk/sport</text:span></text:a></text:p>
        </text:list-item>
        <text:list-item>
          <text:p text:style-name="P15"><text:span text:style-name="T1">Nome da Página/Conta:</text:span> Bleacher Report Football</text:p>
        </text:list-item>
        <text:list-item>
          <text:p text:style-name="P15"><text:span text:style-name="T1">Username:</text:span> @brfootball</text:p>
        </text:list-item>
        <text:list-item>
          <text:p text:style-name="P15"><text:span text:style-name="T1">Plataforma(s):</text:span> Instagram, Twitter/X, TikTok</text:p>
        </text:list-item>
        <text:list-item>
          <text:p text:style-name="P15"><text:span text:style-name="T1">Descrição:</text:span> Focado em conteúdo visualmente atraente e de alto engajamento, o B/R Football é um excelente barômetro para o sentimento do público mais jovem e global. Seu conteúdo é projetado para viralizar, tornando-o uma fonte rica para análise de tendências e popularidade de jogadores e clubes.<text:span text:style-name="T3">21</text:span></text:p>
        </text:list-item>
        <text:list-item>
          <text:p text:style-name="P16"><text:span text:style-name="T4">Link da Página:</text:span><text:span text:style-name="T5"> </text:span><text:a xlink:type="simple" xlink:href="https://bleacherreport.com/world-football" office:target-frame-name="_blank" xlink:show="new" text:style-name="Internet_20_link" text:visited-style-name="Visited_20_Internet_20_Link"><text:span text:style-name="T6">https://bleacherreport.com/world-football</text:span></text:a></text:p>
        </text:list-item>
        <text:list-item>
          <text:p text:style-name="P15"><text:span text:style-name="T1">Nome da Página/Conta:</text:span> Goal</text:p>
        </text:list-item>
        <text:list-item>
          <text:p text:style-name="P15"><text:span text:style-name="T1">Username:</text:span> @goal (e variações regionais como @GoalBrasil)</text:p>
        </text:list-item>
        <text:list-item>
          <text:p text:style-name="P15"><text:span text:style-name="T1">Plataforma(s):</text:span> Site, Twitter/X</text:p>
        </text:list-item>
        <text:list-item>
          <text:p text:style-name="P15"><text:span text:style-name="T1">Descrição:</text:span> Oferece uma cobertura verdadeiramente global, com edições e equipes dedicadas em dezenas de países. É particularmente forte na cobertura de notícias de transferências e placares ao vivo, sendo uma fonte ágil para informações de última hora.<text:span text:style-name="T3">23</text:span></text:p>
        </text:list-item>
        <text:list-item>
          <text:p text:style-name="P16"><text:span text:style-name="T4">Link da Página:</text:span><text:span text:style-name="T5"> </text:span><text:a xlink:type="simple" xlink:href="https://www.goal.com/br" office:target-frame-name="_blank" xlink:show="new" text:style-name="Internet_20_link" text:visited-style-name="Visited_20_Internet_20_Link"><text:span text:style-name="T6">https://www.goal.com/br</text:span></text:a></text:p>
        </text:list-item>
      </text:list>
      <text:h text:style-name="P3" text:outline-level="3">2.2. Páginas Oficiais (Clubes, Ligas, Federações)</text:h>
      <text:p text:style-name="P11">Essas contas são as fontes de "verdade absoluta" (<text:span text:style-name="T2">ground truth</text:span>). Elas fornecem dados estruturados e oficiais, como resultados finais, escalações confirmadas, calendários de <text:soft-page-break/>jogos e anúncios institucionais (ex: contratação de técnico, lesões confirmadas). O timing e a linguagem de suas publicações também podem ser analisados como dados.</text:p>
      <text:p text:style-name="P12">Ligas Principais:</text:p>
      <text:list text:style-name="L5">
        <text:list-item>
          <text:p text:style-name="P17"><text:span text:style-name="T1">Nome:</text:span> Premier League; <text:span text:style-name="T1">Username:</text:span> @premierleague; <text:span text:style-name="T1">Plataformas:</text:span> Twitter/X, Instagram, YouTube, Facebook <text:span text:style-name="T3">24</text:span></text:p>
        </text:list-item>
        <text:list-item>
          <text:p text:style-name="P17"><text:span text:style-name="T1">Nome:</text:span> LaLiga; <text:span text:style-name="T1">Username:</text:span> @LaLiga; <text:span text:style-name="T1">Plataformas:</text:span> Twitter/X, Instagram, YouTube, Facebook <text:span text:style-name="T3">24</text:span></text:p>
        </text:list-item>
        <text:list-item>
          <text:p text:style-name="P17"><text:span text:style-name="T1">Nome:</text:span> Serie A; <text:span text:style-name="T1">Username:</text:span> @SerieA; <text:span text:style-name="T1">Plataformas:</text:span> Twitter/X, Instagram, YouTube</text:p>
        </text:list-item>
        <text:list-item>
          <text:p text:style-name="P17"><text:span text:style-name="T1">Nome:</text:span> Bundesliga; <text:span text:style-name="T1">Username:</text:span> @Bundesliga_EN; <text:span text:style-name="T1">Plataformas:</text:span> Twitter/X, Instagram, YouTube</text:p>
        </text:list-item>
        <text:list-item>
          <text:p text:style-name="P17"><text:span text:style-name="T1">Nome:</text:span> Ligue 1; <text:span text:style-name="T1">Username:</text:span> @Ligue1_ENG; <text:span text:style-name="T1">Plataformas:</text:span> Twitter/X, Instagram, YouTube</text:p>
        </text:list-item>
        <text:list-item>
          <text:p text:style-name="P17"><text:span text:style-name="T1">Nome:</text:span> Brasileirão; <text:span text:style-name="T1">Username:</text:span> @Brasileirao; <text:span text:style-name="T1">Plataformas:</text:span> Twitter/X, Instagram (gerenciado pela CBF)</text:p>
        </text:list-item>
      </text:list>
      <text:p text:style-name="P12">Federações:</text:p>
      <text:list text:style-name="L6">
        <text:list-item>
          <text:p text:style-name="P18"><text:span text:style-name="T1">Nome:</text:span> FIFA; <text:span text:style-name="T1">Username:</text:span> @FIFAcom, @FIFAWorldCup; <text:span text:style-name="T1">Plataformas:</text:span> Twitter/X, Instagram, YouTube <text:span text:style-name="T3">29</text:span></text:p>
        </text:list-item>
        <text:list-item>
          <text:p text:style-name="P18"><text:span text:style-name="T1">Nome:</text:span> CBF (Confederação Brasileira de Futebol); <text:span text:style-name="T1">Username:</text:span> @CBF_Futebol; <text:span text:style-name="T1">Plataformas:</text:span> Twitter/X, Instagram, Site Oficial <text:span text:style-name="T3">32</text:span></text:p>
        </text:list-item>
      </text:list>
      <text:p text:style-name="P12">Clubes (Exemplos de Alta Relevância Global e Nacional):</text:p>
      <text:list text:style-name="L7">
        <text:list-item>
          <text:p text:style-name="P19"><text:span text:style-name="T1">Nome:</text:span> Real Madrid C.F.; <text:span text:style-name="T1">Username:</text:span> @realmadrid; <text:span text:style-name="T1">Plataformas:</text:span> Twitter/X, Instagram, Facebook, YouTube <text:span text:style-name="T3">34</text:span></text:p>
        </text:list-item>
        <text:list-item>
          <text:p text:style-name="P19"><text:span text:style-name="T1">Nome:</text:span> FC Barcelona; <text:span text:style-name="T1">Username:</text:span> @FCBarcelona; <text:span text:style-name="T1">Plataformas:</text:span> Twitter/X, Instagram, Facebook, YouTube <text:span text:style-name="T3">36</text:span></text:p>
        </text:list-item>
        <text:list-item>
          <text:p text:style-name="P19"><text:span text:style-name="T1">Nome:</text:span> Manchester United; <text:span text:style-name="T1">Username:</text:span> @ManUtd; <text:span text:style-name="T1">Plataformas:</text:span> Twitter/X, Instagram, Facebook, YouTube <text:span text:style-name="T3">39</text:span></text:p>
        </text:list-item>
        <text:list-item>
          <text:p text:style-name="P19"><text:span text:style-name="T1">Nome:</text:span> Liverpool FC; <text:span text:style-name="T1">Username:</text:span> @LFC, @LFCBrasil; <text:span text:style-name="T1">Plataformas:</text:span> Twitter/X, Instagram, Facebook, YouTube <text:span text:style-name="T3">41</text:span></text:p>
        </text:list-item>
        <text:list-item>
          <text:p text:style-name="P19"><text:span text:style-name="T1">Nome:</text:span> C.R. do Flamengo; <text:span text:style-name="T1">Username:</text:span> @Flamengo; <text:span text:style-name="T1">Plataformas:</text:span> Twitter/X, Instagram, Facebook, YouTube, TikTok <text:span text:style-name="T3">44</text:span></text:p>
        </text:list-item>
        <text:list-item>
          <text:p text:style-name="P19"><text:span text:style-name="T1">Nome:</text:span> SE Palmeiras; <text:span text:style-name="T1">Username:</text:span> @Palmeiras; <text:span text:style-name="T1">Plataformas:</text:span> Twitter/X, Instagram, Facebook, YouTube, TikTok <text:span text:style-name="T3">48</text:span></text:p>
        </text:list-item>
      </text:list>
      <text:h text:style-name="P3" text:outline-level="3">2.3. Estatísticas e Análise de Dados (CATEGORIA CRÍTICA)</text:h>
      <text:p text:style-name="P11">Esta categoria é o pilar do componente quantitativo do modelo preditivo do ApostaPro. A distinção entre provedores de dados brutos (ideais para <text:span text:style-name="T2">scraping</text:span> e consumo via API) e plataformas que criam conteúdo visual e análises a partir desses dados é crucial para a estratégia de coleta.</text:p>
      <text:p text:style-name="P12">Fontes de Dados Brutos e Avançados:</text:p>
      <text:list text:style-name="L8">
        <text:list-item>
          <text:p text:style-name="P20"><text:span text:style-name="T1">Nome da Página/Conta:</text:span> FBref</text:p>
        </text:list-item>
        <text:list-item>
          <text:p text:style-name="P20"><text:span text:style-name="T1">Username:</text:span> N/A (associado a @sports_ref)</text:p>
        </text:list-item>
        <text:list-item>
          <text:p text:style-name="P20"><text:span text:style-name="T1">Plataforma(s):</text:span> Site</text:p>
        </text:list-item>
        <text:list-item>
          <text:p text:style-name="P20"><text:span text:style-name="T1">Descrição:</text:span> Parte do ecossistema Sports-Reference, o FBref é, sem dúvida, a fonte de dados de futebol, históricos e atuais, mais completa e acessível publicamente. Sua estrutura tabular facilita o <text:span text:style-name="T2">scraping</text:span> de estatísticas detalhadas de jogadores, times e ligas, incluindo métricas avançadas como Gols Esperados (<text:span text:style-name="T2">xG</text:span>) e Assistências Esperadas (<text:span text:style-name="T2">xAG</text:span>). É uma fonte fundamental para construir a base de dados histórica do ApostaPro.<text:span text:style-name="T3">51</text:span></text:p>
        </text:list-item>
        <text:list-item>
          <text:p text:style-name="P21"><text:span text:style-name="T4">Link da Página:</text:span><text:span text:style-name="T5"> </text:span><text:a xlink:type="simple" xlink:href="https://fbref.com/" office:target-frame-name="_blank" xlink:show="new" text:style-name="Internet_20_link" text:visited-style-name="Visited_20_Internet_20_Link"><text:span text:style-name="T6">https://fbref.com/</text:span></text:a></text:p>
        </text:list-item>
        <text:list-item>
          <text:p text:style-name="P20"><text:soft-page-break/><text:span text:style-name="T1">Nome da Página/Conta:</text:span> WhoScored</text:p>
        </text:list-item>
        <text:list-item>
          <text:p text:style-name="P20"><text:span text:style-name="T1">Username:</text:span> @WhoScored</text:p>
        </text:list-item>
        <text:list-item>
          <text:p text:style-name="P20"><text:span text:style-name="T1">Plataforma(s):</text:span> Site, Twitter/X</text:p>
        </text:list-item>
        <text:list-item>
          <text:p text:style-name="P20"><text:span text:style-name="T1">Descrição:</text:span> Famoso por seu sistema de ratings de jogadores, que atribui uma nota de 0 a 10 para cada atuação com base em um algoritmo estatístico abrangente. O WhoScored é extremamente útil para prévias de jogos, fornecendo prováveis escalações, jogadores lesionados/suspensos e comparações estatísticas diretas entre as equipes. Seus ratings podem ser usados como uma <text:span text:style-name="T2">feature</text:span> preditiva de performance.<text:span text:style-name="T3">53</text:span></text:p>
        </text:list-item>
        <text:list-item>
          <text:p text:style-name="P21"><text:span text:style-name="T4">Link da Página:</text:span><text:span text:style-name="T5"> </text:span><text:a xlink:type="simple" xlink:href="https://www.whoscored.com/" office:target-frame-name="_blank" xlink:show="new" text:style-name="Internet_20_link" text:visited-style-name="Visited_20_Internet_20_Link"><text:span text:style-name="T6">https://www.whoscored.com/</text:span></text:a></text:p>
        </text:list-item>
        <text:list-item>
          <text:p text:style-name="P20"><text:span text:style-name="T1">Nome da Página/Conta:</text:span> Opta</text:p>
        </text:list-item>
        <text:list-item>
          <text:p text:style-name="P20"><text:span text:style-name="T1">Username:</text:span> @OptaAnalyst (Inglês), @OptaJoao (Português)</text:p>
        </text:list-item>
        <text:list-item>
          <text:p text:style-name="P20"><text:span text:style-name="T1">Plataforma(s):</text:span> Twitter/X, API (Serviço Comercial)</text:p>
        </text:list-item>
        <text:list-item>
          <text:p text:style-name="P20"><text:span text:style-name="T1">Descrição:</text:span> A Opta (parte da Stats Perform) é o padrão-ouro da indústria para a coleta de dados esportivos em tempo real, fornecendo os <text:span text:style-name="T2">feeds</text:span> de dados para a maioria das grandes emissoras e casas de apostas. Embora sua API completa seja um serviço B2B caro, suas contas no Twitter (@OptaAnalyst, @OptaJoao) publicam "nuggets" estatísticos de altíssima qualidade e precisão. Monitorar esses posts é uma forma eficiente de validar tendências e obter insights granulares sem o custo da API.<text:span text:style-name="T3">54</text:span></text:p>
        </text:list-item>
        <text:list-item>
          <text:p text:style-name="P21"><text:span text:style-name="T4">Link da Página:</text:span><text:span text:style-name="T5"> </text:span><text:a xlink:type="simple" xlink:href="https://www.statsperform.com/opta/" office:target-frame-name="_blank" xlink:show="new" text:style-name="Internet_20_link" text:visited-style-name="Visited_20_Internet_20_Link"><text:span text:style-name="T6">https://www.statsperform.com/opta/</text:span></text:a></text:p>
        </text:list-item>
      </text:list>
      <text:p text:style-name="P12">Fontes de Análise e Visualização de Dados:</text:p>
      <text:list text:style-name="L9">
        <text:list-item>
          <text:p text:style-name="P22"><text:span text:style-name="T1">Nome da Página/Conta:</text:span> Sofascore</text:p>
        </text:list-item>
        <text:list-item>
          <text:p text:style-name="P22"><text:span text:style-name="T1">Username:</text:span> @SofascoreBR (Português), @Sofascore (Inglês)</text:p>
        </text:list-item>
        <text:list-item>
          <text:p text:style-name="P22"><text:span text:style-name="T1">Plataforma(s):</text:span> Aplicativo, Site, Twitter/X</text:p>
        </text:list-item>
        <text:list-item>
          <text:p text:style-name="P22"><text:span text:style-name="T1">Descrição:</text:span> Uma das melhores ferramentas para resultados ao vivo, o Sofascore se destaca por suas visualizações de dados, como <text:span text:style-name="T2">heatmaps</text:span> (mapas de calor), gráficos de momento de ataque e ratings de jogadores atualizados em tempo real durante as partidas. Seus dados são granulares e a interface é excelente para a análise rápida de uma partida em andamento.<text:span text:style-name="T3">56</text:span></text:p>
        </text:list-item>
        <text:list-item>
          <text:p text:style-name="P23"><text:span text:style-name="T4">Link da Página:</text:span><text:span text:style-name="T5"> </text:span><text:a xlink:type="simple" xlink:href="https://www.sofascore.com/" office:target-frame-name="_blank" xlink:show="new" text:style-name="Internet_20_link" text:visited-style-name="Visited_20_Internet_20_Link"><text:span text:style-name="T6">https://www.sofascore.com/</text:span></text:a></text:p>
        </text:list-item>
        <text:list-item>
          <text:p text:style-name="P22"><text:span text:style-name="T1">Nome da Página/Conta:</text:span> Squawka</text:p>
        </text:list-item>
        <text:list-item>
          <text:p text:style-name="P22"><text:span text:style-name="T1">Username:</text:span> @Squawka</text:p>
        </text:list-item>
        <text:list-item>
          <text:p text:style-name="P22"><text:span text:style-name="T1">Plataforma(s):</text:span> Site, Twitter/X</text:p>
        </text:list-item>
        <text:list-item>
          <text:p text:style-name="P22"><text:span text:style-name="T1">Descrição:</text:span> A Squawka é especialista em transformar dados brutos em insights compreensíveis. Eles se destacam na criação de matrizes de comparação de jogadores, gráficos de passes e visualizações que explicam tendências táticas e de performance. É uma fonte valiosa para entender o "porquê" por trás dos números.<text:span text:style-name="T3">57</text:span></text:p>
        </text:list-item>
        <text:list-item>
          <text:p text:style-name="P23"><text:span text:style-name="T4">Link da Página:</text:span><text:span text:style-name="T5"> </text:span><text:a xlink:type="simple" xlink:href="https://www.squawka.com/" office:target-frame-name="_blank" xlink:show="new" text:style-name="Internet_20_link" text:visited-style-name="Visited_20_Internet_20_Link"><text:span text:style-name="T6">https://www.squawka.com/</text:span></text:a></text:p>
        </text:list-item>
        <text:list-item>
          <text:p text:style-name="P22"><text:span text:style-name="T1">Nome da Página/Conta:</text:span> Statman Dave</text:p>
        </text:list-item>
        <text:list-item>
          <text:p text:style-name="P22"><text:span text:style-name="T1">Username:</text:span> @StatmanDave</text:p>
        </text:list-item>
        <text:list-item>
          <text:p text:style-name="P22"><text:span text:style-name="T1">Plataforma(s):</text:span> Twitter/X, YouTube</text:p>
        </text:list-item>
        <text:list-item>
          <text:p text:style-name="P22"><text:span text:style-name="T1">Descrição:</text:span> Um analista independente que ganhou notoriedade por sua capacidade de apresentar estatísticas contextuais e relevantes, muitas vezes focadas no desempenho de jogadores individuais em sistemas táticos específicos. Seu conteúdo é um bom exemplo de como as estatísticas podem ser usadas para contar uma história sobre a performance de um jogador.<text:span text:style-name="T3">58</text:span></text:p>
        </text:list-item>
        <text:list-item>
          <text:p text:style-name="P23"><text:span text:style-name="T4">Link da Página:</text:span><text:span text:style-name="T5"> </text:span><text:a xlink:type="simple" xlink:href="https://twitter.com/StatmanDave" office:target-frame-name="_blank" xlink:show="new" text:style-name="Internet_20_link" text:visited-style-name="Visited_20_Internet_20_Link"><text:span text:style-name="T6">https://twitter.com/StatmanDave</text:span></text:a></text:p>
        </text:list-item>
      </text:list>
      <text:h text:style-name="P3" text:outline-level="3"><text:soft-page-break/>2.4. Análise Tática, Técnica e Scouting</text:h>
      <text:p text:style-name="P11">Estas fontes fornecem o contexto estratégico por trás dos resultados e estatísticas. A extração de <text:span text:style-name="T2">features</text:span> a partir de análises táticas (ex: "vulnerabilidade a contra-ataques", "eficiência em bloco baixo", "estilo de pressão") pode ser um diferencial preditivo significativo para o ApostaPro, capturando nuances que os números brutos não revelam.</text:p>
      <text:list text:style-name="L10">
        <text:list-item>
          <text:p text:style-name="P24"><text:span text:style-name="T1">Nome da Página/Conta:</text:span> The Coaches' Voice</text:p>
        </text:list-item>
        <text:list-item>
          <text:p text:style-name="P24"><text:span text:style-name="T1">Username:</text:span> @CoachesVoice</text:p>
        </text:list-item>
        <text:list-item>
          <text:p text:style-name="P24"><text:span text:style-name="T1">Plataforma(s):</text:span> Site, YouTube, TikTok</text:p>
        </text:list-item>
        <text:list-item>
          <text:p text:style-name="P24"><text:span text:style-name="T1">Descrição:</text:span> Uma plataforma única e de valor inestimável. The Coaches' Voice oferece conteúdo diretamente dos treinadores de elite do futebol mundial, como José Mourinho e Carlo Ancelotti, que explicam suas próprias filosofias, táticas e análises de jogos cruciais de suas carreiras. É uma fonte primária para entender a mentalidade estratégica por trás das decisões em campo, permitindo a criação de perfis táticos para cada treinador.<text:span text:style-name="T3">59</text:span></text:p>
        </text:list-item>
        <text:list-item>
          <text:p text:style-name="P25"><text:span text:style-name="T4">Link da Página:</text:span><text:span text:style-name="T5"> </text:span><text:a xlink:type="simple" xlink:href="https://www.coachesvoice.com/" office:target-frame-name="_blank" xlink:show="new" text:style-name="Internet_20_link" text:visited-style-name="Visited_20_Internet_20_Link"><text:span text:style-name="T6">https://www.coachesvoice.com/</text:span></text:a></text:p>
        </text:list-item>
        <text:list-item>
          <text:p text:style-name="P24"><text:span text:style-name="T1">Nome da Página/Conta:</text:span> Tifo Football by The Athletic</text:p>
        </text:list-item>
        <text:list-item>
          <text:p text:style-name="P24"><text:span text:style-name="T1">Username:</text:span> @TifoFootball_</text:p>
        </text:list-item>
        <text:list-item>
          <text:p text:style-name="P24"><text:span text:style-name="T1">Plataforma(s):</text:span> YouTube, TikTok, Podcast</text:p>
        </text:list-item>
        <text:list-item>
          <text:p text:style-name="P24"><text:span text:style-name="T1">Descrição:</text:span> Parte do ecossistema do The Athletic, Tifo Football produz vídeos curtos e longos que dissecam conceitos táticos, história do futebol e o lado de negócios do esporte de uma forma visualmente rica e acessível. Eles são excelentes em explicar tendências táticas complexas (ex: o uso de laterais invertidos, a evolução da pressão alta) para um público amplo.<text:span text:style-name="T3">17</text:span></text:p>
        </text:list-item>
        <text:list-item>
          <text:p text:style-name="P25"><text:span text:style-name="T4">Link da Página:</text:span><text:span text:style-name="T5"> </text:span><text:a xlink:type="simple" xlink:href="https://www.youtube.com/@Tifo" office:target-frame-name="_blank" xlink:show="new" text:style-name="Internet_20_link" text:visited-style-name="Visited_20_Internet_20_Link"><text:span text:style-name="T6">https://www.youtube.com/@Tifo</text:span></text:a></text:p>
        </text:list-item>
        <text:list-item>
          <text:p text:style-name="P24"><text:span text:style-name="T1">Nome da Página/Conta:</text:span> Breaking The Lines</text:p>
        </text:list-item>
        <text:list-item>
          <text:p text:style-name="P24"><text:span text:style-name="T1">Username:</text:span> @BTLvid</text:p>
        </text:list-item>
        <text:list-item>
          <text:p text:style-name="P24"><text:span text:style-name="T1">Plataforma(s):</text:span> Site, Twitter/X</text:p>
        </text:list-item>
        <text:list-item>
          <text:p text:style-name="P24"><text:span text:style-name="T1">Descrição:</text:span> Este portal foca em dois nichos importantes: análise de jogadores, especialmente jovens talentos em ascensão (scouting), e análises táticas aprofundadas de equipes e tendências emergentes no futebol. É uma excelente fonte para identificar futuros craques antes que o mercado os precifique e para entender as inovações táticas.<text:span text:style-name="T3">66</text:span></text:p>
        </text:list-item>
        <text:list-item>
          <text:p text:style-name="P25"><text:span text:style-name="T4">Link da Página:</text:span><text:span text:style-name="T5"> </text:span><text:a xlink:type="simple" xlink:href="https://breakingthelines.com/" office:target-frame-name="_blank" xlink:show="new" text:style-name="Internet_20_link" text:visited-style-name="Visited_20_Internet_20_Link"><text:span text:style-name="T6">https://breakingthelines.com/</text:span></text:a></text:p>
        </text:list-item>
        <text:list-item>
          <text:p text:style-name="P24"><text:span text:style-name="T1">Nome da Página/Conta:</text:span> Michael Cox (Zonal Marking)</text:p>
        </text:list-item>
        <text:list-item>
          <text:p text:style-name="P24"><text:span text:style-name="T1">Username:</text:span> @Zonal_Marking</text:p>
        </text:list-item>
        <text:list-item>
          <text:p text:style-name="P24"><text:span text:style-name="T1">Plataforma(s):</text:span> Twitter/X, The Athletic</text:p>
        </text:list-item>
        <text:list-item>
          <text:p text:style-name="P24"><text:span text:style-name="T1">Descrição:</text:span> Michael Cox é um dos pioneiros da análise tática online. Seu blog "Zonal Marking" estabeleceu um novo padrão para a discussão tática. Seus artigos e posts no Twitter oferecem insights profundos sobre formações, batalhas táticas dentro de um jogo e a evolução dos estilos de jogo.<text:span text:style-name="T3">68</text:span></text:p>
        </text:list-item>
        <text:list-item>
          <text:p text:style-name="P25"><text:span text:style-name="T4">Link da Página:</text:span><text:span text:style-name="T5"> </text:span><text:a xlink:type="simple" xlink:href="https://twitter.com/Zonal_Marking" office:target-frame-name="_blank" xlink:show="new" text:style-name="Internet_20_link" text:visited-style-name="Visited_20_Internet_20_Link"><text:span text:style-name="T6">https://twitter.com/Zonal_Marking</text:span></text:a></text:p>
        </text:list-item>
        <text:list-item>
          <text:p text:style-name="P24"><text:span text:style-name="T1">Nome da Página/Conta:</text:span> Jonathan Wilson</text:p>
        </text:list-item>
        <text:list-item>
          <text:p text:style-name="P24"><text:span text:style-name="T1">Username:</text:span> @jonawils</text:p>
        </text:list-item>
        <text:list-item>
          <text:p text:style-name="P24"><text:span text:style-name="T1">Plataforma(s):</text:span> Twitter/X, The Guardian, Substack</text:p>
        </text:list-item>
        <text:list-item>
          <text:p text:style-name="P24"><text:span text:style-name="T1">Descrição:</text:span> Autor do livro seminal "Inverting the Pyramid", considerado a "bíblia" da história tática do futebol. A análise de Wilson é única por combinar um profundo <text:soft-page-break/>conhecimento histórico com as táticas modernas, fornecendo um contexto que poucas outras fontes podem oferecer.<text:span text:style-name="T3">68</text:span></text:p>
        </text:list-item>
        <text:list-item>
          <text:p text:style-name="P25"><text:span text:style-name="T4">Link da Página:</text:span><text:span text:style-name="T5"> </text:span><text:a xlink:type="simple" xlink:href="https://twitter.com/jonawils" office:target-frame-name="_blank" xlink:show="new" text:style-name="Internet_20_link" text:visited-style-name="Visited_20_Internet_20_Link"><text:span text:style-name="T6">https://twitter.com/jonawils</text:span></text:a></text:p>
        </text:list-item>
      </text:list>
      <text:h text:style-name="P3" text:outline-level="3">2.5. Notícias de Transferências e Mercado (Fontes "Tier 1")</text:h>
      <text:p text:style-name="P4">No volátil mercado de transferências, a reputação e a confiabilidade de um jornalista são os ativos mais importantes. A informação sobre uma transferência iminente pode alterar drasticamente a percepção sobre a força de uma equipe e, consequentemente, as odds de apostas. Para o ApostaPro, é vital não apenas coletar esses rumores, mas também pesá-los de acordo com a confiabilidade da fonte.</text:p>
      <text:h text:style-name="P3" text:outline-level="3">Tabela 2.2: Tier List de Confiabilidade em Transferências de Futebol</text:h>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8">Tier</text:p>
            </table:table-cell>
            <table:table-cell table:style-name="Tabela2.A1" office:value-type="string">
              <text:p text:style-name="P8">Jornalista/Fonte</text:p>
            </table:table-cell>
            <table:table-cell table:style-name="Tabela2.A1" office:value-type="string">
              <text:p text:style-name="P8">Username</text:p>
            </table:table-cell>
            <table:table-cell table:style-name="Tabela2.A1" office:value-type="string">
              <text:p text:style-name="P8">Foco de Cobertura</text:p>
            </table:table-cell>
            <table:table-cell table:style-name="Tabela2.A1" office:value-type="string">
              <text:p text:style-name="P8">Sinal Chave / Indicador de Confirmação</text:p>
            </table:table-cell>
          </table:table-row>
        </table:table-header-rows>
        <table:table-row>
          <table:table-cell table:style-name="Tabela2.A1" office:value-type="string">
            <text:p text:style-name="P9">Tier 1</text:p>
          </table:table-cell>
          <table:table-cell table:style-name="Tabela2.A1" office:value-type="string">
            <text:p text:style-name="P8">Fabrizio Romano</text:p>
          </table:table-cell>
          <table:table-cell table:style-name="Tabela2.A1" office:value-type="string">
            <text:p text:style-name="P8">@FabrizioRomano</text:p>
          </table:table-cell>
          <table:table-cell table:style-name="Tabela2.A1" office:value-type="string">
            <text:p text:style-name="P8">Global</text:p>
          </table:table-cell>
          <table:table-cell table:style-name="Tabela2.A1" office:value-type="string">
            <text:p text:style-name="P8">"Here we go!"</text:p>
          </table:table-cell>
        </table:table-row>
        <table:table-row>
          <table:table-cell table:style-name="Tabela2.A1" office:value-type="string">
            <text:p text:style-name="P9">Tier 1</text:p>
          </table:table-cell>
          <table:table-cell table:style-name="Tabela2.A1" office:value-type="string">
            <text:p text:style-name="P8">David Ornstein</text:p>
          </table:table-cell>
          <table:table-cell table:style-name="Tabela2.A1" office:value-type="string">
            <text:p text:style-name="P8">@David_Ornstein</text:p>
          </table:table-cell>
          <table:table-cell table:style-name="Tabela2.A1" office:value-type="string">
            <text:p text:style-name="P8">Premier League / Clubes Ingleses</text:p>
          </table:table-cell>
          <table:table-cell table:style-name="Tabela2.A1" office:value-type="string">
            <text:p text:style-name="P8">Linguagem assertiva, sem especulação.</text:p>
          </table:table-cell>
        </table:table-row>
        <table:table-row>
          <table:table-cell table:style-name="Tabela2.A1" office:value-type="string">
            <text:p text:style-name="P9">Tier 1 (Brasil)</text:p>
          </table:table-cell>
          <table:table-cell table:style-name="Tabela2.A1" office:value-type="string">
            <text:p text:style-name="P8">Venê Casagrande</text:p>
          </table:table-cell>
          <table:table-cell table:style-name="Tabela2.A1" office:value-type="string">
            <text:p text:style-name="P8">@venecasagrande</text:p>
          </table:table-cell>
          <table:table-cell table:style-name="Tabela2.A1" office:value-type="string">
            <text:p text:style-name="P8">Flamengo / Mercado Brasileiro</text:p>
          </table:table-cell>
          <table:table-cell table:style-name="Tabela2.A1" office:value-type="string">
            <text:p text:style-name="P8">"Informação:", seguido do furo.</text:p>
          </table:table-cell>
        </table:table-row>
        <table:table-row>
          <table:table-cell table:style-name="Tabela2.A1" office:value-type="string">
            <text:p text:style-name="P9">Tier 2</text:p>
          </table:table-cell>
          <table:table-cell table:style-name="Tabela2.A1" office:value-type="string">
            <text:p text:style-name="P8">Gianluca Di Marzio</text:p>
          </table:table-cell>
          <table:table-cell table:style-name="Tabela2.A1" office:value-type="string">
            <text:p text:style-name="P8">@DiMarzio</text:p>
          </table:table-cell>
          <table:table-cell table:style-name="Tabela2.A1" office:value-type="string">
            <text:p text:style-name="P8">Itália / Mercado Europeu</text:p>
          </table:table-cell>
          <table:table-cell table:style-name="Tabela2.A1" office:value-type="string">
            <text:p text:style-name="P8">Foco em detalhes de negociações.</text:p>
          </table:table-cell>
        </table:table-row>
        <table:table-row>
          <table:table-cell table:style-name="Tabela2.A1" office:value-type="string">
            <text:p text:style-name="P9">Tier 2</text:p>
          </table:table-cell>
          <table:table-cell table:style-name="Tabela2.A1" office:value-type="string">
            <text:p text:style-name="P8">Fontes de Mídia (The Athletic, BBC)</text:p>
          </table:table-cell>
          <table:table-cell table:style-name="Tabela2.A1" office:value-type="string">
            <text:p text:style-name="P8">Vários</text:p>
          </table:table-cell>
          <table:table-cell table:style-name="Tabela2.A1" office:value-type="string">
            <text:p text:style-name="P8">Depende do jornalista autor.</text:p>
          </table:table-cell>
          <table:table-cell table:style-name="Tabela2.A1" office:value-type="string">
            <text:p text:style-name="P10">Confirmação de rumores de Tier 1.</text:p>
          </table:table-cell>
        </table:table-row>
      </table:table>
      <text:p text:style-name="P12">Fontes Essenciais:</text:p>
      <text:list text:style-name="L11">
        <text:list-item>
          <text:p text:style-name="P26"><text:span text:style-name="T1">Nome da Página/Conta:</text:span> Fabrizio Romano</text:p>
        </text:list-item>
        <text:list-item>
          <text:p text:style-name="P26"><text:span text:style-name="T1">Username:</text:span> @FabrizioRomano</text:p>
        </text:list-item>
        <text:list-item>
          <text:p text:style-name="P26"><text:span text:style-name="T1">Plataforma(s):</text:span> Twitter/X, YouTube, Instagram</text:p>
        </text:list-item>
        <text:list-item>
          <text:p text:style-name="P26"><text:span text:style-name="T1">Descrição:</text:span> Atualmente, a fonte mais reconhecida e influente globalmente para notícias de transferências. Seu alcance é massivo e seus posts têm o poder de mover o mercado. Seu bordão "Here we go!" tornou-se um sinal universalmente aceito de que uma transferência está 100% concluída, tornando-se um <text:span text:style-name="T2">data point</text:span> binário de altíssimo valor para o ApostaPro.<text:span text:style-name="T3">70</text:span></text:p>
        </text:list-item>
        <text:list-item>
          <text:p text:style-name="P27"><text:span text:style-name="T4">Link da Página:</text:span><text:span text:style-name="T5"> </text:span><text:a xlink:type="simple" xlink:href="https://twitter.com/FabrizioRomano" office:target-frame-name="_blank" xlink:show="new" text:style-name="Internet_20_link" text:visited-style-name="Visited_20_Internet_20_Link"><text:span text:style-name="T6">https://twitter.com/FabrizioRomano</text:span></text:a></text:p>
        </text:list-item>
        <text:list-item>
          <text:p text:style-name="P26"><text:span text:style-name="T1">Nome da Página/Conta:</text:span> David Ornstein</text:p>
        </text:list-item>
        <text:list-item>
          <text:p text:style-name="P26"><text:span text:style-name="T1">Username:</text:span> @David_Ornstein</text:p>
        </text:list-item>
        <text:list-item>
          <text:p text:style-name="P26"><text:span text:style-name="T1">Plataforma(s):</text:span> Twitter/X, The Athletic</text:p>
        </text:list-item>
        <text:list-item>
          <text:p text:style-name="P26"><text:span text:style-name="T1">Descrição:</text:span> Jornalista do The Athletic, Ornstein é considerado extremamente confiável, especialmente para notícias envolvendo clubes da Premier League. Ele publica com menos frequência que Romano, mas sua taxa de acerto é altíssima. Uma notícia vinda de Ornstein carrega um peso de veracidade muito grande.<text:span text:style-name="T3">72</text:span></text:p>
        </text:list-item>
        <text:list-item>
          <text:p text:style-name="P27"><text:span text:style-name="T4">Link da Página:</text:span><text:span text:style-name="T5"> </text:span><text:a xlink:type="simple" xlink:href="https://twitter.com/David_Ornstein" office:target-frame-name="_blank" xlink:show="new" text:style-name="Internet_20_link" text:visited-style-name="Visited_20_Internet_20_Link"><text:span text:style-name="T6">https://twitter.com/David_Ornstein</text:span></text:a></text:p>
        </text:list-item>
        <text:list-item>
          <text:p text:style-name="P26"><text:soft-page-break/><text:span text:style-name="T1">Nome da Página/Conta:</text:span> Venê Casagrande</text:p>
        </text:list-item>
        <text:list-item>
          <text:p text:style-name="P26"><text:span text:style-name="T1">Username:</text:span> @venecasagrande</text:p>
        </text:list-item>
        <text:list-item>
          <text:p text:style-name="P26"><text:span text:style-name="T1">Plataforma(s):</text:span> YouTube, Twitter/X, Instagram</text:p>
        </text:list-item>
        <text:list-item>
          <text:p text:style-name="P26"><text:span text:style-name="T1">Descrição:</text:span> Um dos principais "insiders" do futebol brasileiro. Sua cobertura é particularmente forte no mercado do Rio de Janeiro, com foco especial no Flamengo, mas também cobre outros grandes clubes do Brasil. É uma fonte essencial para dados de transferência no cenário nacional.<text:span text:style-name="T3">74</text:span></text:p>
        </text:list-item>
        <text:list-item>
          <text:p text:style-name="P27"><text:span text:style-name="T4">Link da Página:</text:span><text:span text:style-name="T5"> </text:span><text:a xlink:type="simple" xlink:href="https://twitter.com/venecasagrande" office:target-frame-name="_blank" xlink:show="new" text:style-name="Internet_20_link" text:visited-style-name="Visited_20_Internet_20_Link"><text:span text:style-name="T6">https://twitter.com/venecasagrande</text:span></text:a></text:p>
        </text:list-item>
      </text:list>
      <text:h text:style-name="P3" text:outline-level="3">2.6. Comunidades e Fóruns de Discussão</text:h>
      <text:p text:style-name="P5">Estas plataformas são verdadeiras minas de ouro para a coleta de dados de sentimento em grande escala. Através da aplicação de técnicas de Processamento de Linguagem Natural (NLP), é possível extrair a percepção dos fãs sobre jogadores, técnicos, desempenho da equipe e até mesmo rumores de baixo nível que ainda não chegaram à mídia tradicional.</text:p>
      <text:list text:style-name="L12">
        <text:list-item>
          <text:p text:style-name="P28"><text:span text:style-name="T1">Nome da Página/Conta:</text:span> r/soccer</text:p>
        </text:list-item>
        <text:list-item>
          <text:p text:style-name="P28"><text:span text:style-name="T1">Plataforma(s):</text:span> Reddit</text:p>
        </text:list-item>
        <text:list-item>
          <text:p text:style-name="P28"><text:span text:style-name="T1">Descrição:</text:span> O maior fórum de discussão sobre futebol do mundo, com milhões de membros. É o local ideal para capturar o sentimento global sobre as principais ligas, competições e jogadores. As "Match Threads" (tópicos de discussão durante os jogos) são particularmente ricas em reações em tempo real, que podem ser analisadas para medir o fluxo de sentimento durante uma partida.<text:span text:style-name="T3">76</text:span></text:p>
        </text:list-item>
        <text:list-item>
          <text:p text:style-name="P29"><text:span text:style-name="T4">Link da Página:</text:span><text:span text:style-name="T5"> </text:span><text:a xlink:type="simple" xlink:href="https://www.reddit.com/r/soccer/" office:target-frame-name="_blank" xlink:show="new" text:style-name="Internet_20_link" text:visited-style-name="Visited_20_Internet_20_Link"><text:span text:style-name="T6">https://www.reddit.com/r/soccer/</text:span></text:a></text:p>
        </text:list-item>
        <text:list-item>
          <text:p text:style-name="P28"><text:span text:style-name="T1">Nome da Página/Conta:</text:span> r/futebol</text:p>
        </text:list-item>
        <text:list-item>
          <text:p text:style-name="P28"><text:span text:style-name="T1">Plataforma(s):</text:span> Reddit</text:p>
        </text:list-item>
        <text:list-item>
          <text:p text:style-name="P28"><text:span text:style-name="T1">Descrição:</text:span> A principal comunidade de futebol em língua portuguesa no Reddit. É fundamental para capturar as nuances e a paixão do torcedor brasileiro. As discussões aqui são mais focadas no futebol nacional, rivalidades locais e na Seleção Brasileira, fornecendo um contraponto culturalmente relevante ao r/soccer.<text:span text:style-name="T3">76</text:span></text:p>
        </text:list-item>
        <text:list-item>
          <text:p text:style-name="P29"><text:span text:style-name="T4">Link da Página:</text:span><text:span text:style-name="T5"> </text:span><text:a xlink:type="simple" xlink:href="https://www.reddit.com/r/futebol/" office:target-frame-name="_blank" xlink:show="new" text:style-name="Internet_20_link" text:visited-style-name="Visited_20_Internet_20_Link"><text:span text:style-name="T6">https://www.reddit.com/r/futebol/</text:span></text:a></text:p>
        </text:list-item>
        <text:list-item>
          <text:p text:style-name="P28"><text:span text:style-name="T1">Nome da Página/Conta:</text:span> Subreddits de Clubes (ex: r/LiverpoolFC, r/realmadrid, r/CRFla, r/palmeiras)</text:p>
        </text:list-item>
        <text:list-item>
          <text:p text:style-name="P28"><text:span text:style-name="T1">Plataforma(s):</text:span> Reddit</text:p>
        </text:list-item>
        <text:list-item>
          <text:p text:style-name="P28"><text:span text:style-name="T1">Descrição:</text:span> Estes fóruns de nicho oferecem um sentimento mais profundo e específico sobre um clube. As discussões podem revelar informações valiosas sobre lesões não reportadas, moral da equipe, satisfação dos torcedores com o técnico e debates táticos internos, fornecendo um nível de detalhe que os fóruns gerais não alcançam.<text:span text:style-name="T3">77</text:span></text:p>
        </text:list-item>
        <text:list-item>
          <text:p text:style-name="P28"><text:span text:style-name="T1">Nome da Página/Conta:</text:span> r/footballtactics</text:p>
        </text:list-item>
        <text:list-item>
          <text:p text:style-name="P28"><text:span text:style-name="T1">Plataforma(s):</text:span> Reddit</text:p>
        </text:list-item>
        <text:list-item>
          <text:p text:style-name="P28"><text:span text:style-name="T1">Descrição:</text:span> Uma comunidade de nicho dedicada a discussões aprofundadas sobre táticas de futebol. É um excelente local para validar ou encontrar contrapontos às análises apresentadas por fontes da Categoria 2.4. O conteúdo gerado pelos usuários aqui pode ser de altíssima qualidade.<text:span text:style-name="T3">77</text:span></text:p>
        </text:list-item>
        <text:list-item>
          <text:p text:style-name="P29"><text:span text:style-name="T4">Link da Página:</text:span><text:span text:style-name="T5"> </text:span><text:a xlink:type="simple" xlink:href="https://www.reddit.com/r/footballtactics/" office:target-frame-name="_blank" xlink:show="new" text:style-name="Internet_20_link" text:visited-style-name="Visited_20_Internet_20_Link"><text:span text:style-name="T6">https://www.reddit.com/r/footballtactics/</text:span></text:a></text:p>
        </text:list-item>
      </text:list>
      <text:h text:style-name="P3" text:outline-level="3">2.7. Perfis de Jornalistas, Atletas e Influenciadores</text:h>
      <text:p text:style-name="P4"><text:soft-page-break/>Contas pessoais de profissionais da indústria oferecem insights não filtrados e opiniões que podem moldar a percepção pública. Jornalistas analíticos fornecem um proxy para a opinião da "crítica especializada", enquanto atletas (ou suas equipes de mídia social) podem, intencionalmente ou não, vazar informações sobre seu estado físico ou mental.</text:p>
      <text:p text:style-name="P12">Jornalistas Analíticos (Brasil):</text:p>
      <text:list text:style-name="L13">
        <text:list-item>
          <text:p text:style-name="P30"><text:span text:style-name="T1">Nome da Página/Conta:</text:span> PVC (Paulo Vinicius Coelho)</text:p>
        </text:list-item>
        <text:list-item>
          <text:p text:style-name="P30"><text:span text:style-name="T1">Username:</text:span> @PVC</text:p>
        </text:list-item>
        <text:list-item>
          <text:p text:style-name="P30"><text:span text:style-name="T1">Plataforma(s):</text:span> UOL, YouTube</text:p>
        </text:list-item>
        <text:list-item>
          <text:p text:style-name="P30"><text:span text:style-name="T1">Descrição:</text:span> Um dos jornalistas esportivos mais respeitados do Brasil, renomado por sua memória enciclopédica e sua capacidade de conectar análises táticas com o contexto histórico. Suas colunas e vídeos são fontes de análise de alta qualidade.<text:span text:style-name="T3">78</text:span></text:p>
        </text:list-item>
        <text:list-item>
          <text:p text:style-name="P31"><text:span text:style-name="T4">Link da Página:</text:span><text:span text:style-name="T5"> </text:span><text:a xlink:type="simple" xlink:href="https://www.youtube.com/@CANALDOPVC" office:target-frame-name="_blank" xlink:show="new" text:style-name="Internet_20_link" text:visited-style-name="Visited_20_Internet_20_Link"><text:span text:style-name="T6">https://www.youtube.com/@CANALDOPVC</text:span></text:a></text:p>
        </text:list-item>
        <text:list-item>
          <text:p text:style-name="P30"><text:span text:style-name="T1">Nome da Página/Conta:</text:span> Mauro Cezar Pereira</text:p>
        </text:list-item>
        <text:list-item>
          <text:p text:style-name="P30"><text:span text:style-name="T1">Username:</text:span> @maurocezar</text:p>
        </text:list-item>
        <text:list-item>
          <text:p text:style-name="P30"><text:span text:style-name="T1">Plataforma(s):</text:span> YouTube, Twitter/X</text:p>
        </text:list-item>
        <text:list-item>
          <text:p text:style-name="P30"><text:span text:style-name="T1">Descrição:</text:span> Conhecido por suas opiniões fortes, análises críticas e baseadas em dados. Mauro Cezar representa uma corrente de opinião influente no jornalismo esportivo brasileiro. Suas análises podem ser usadas como um proxy para o sentimento de uma parcela crítica e engajada da torcida.<text:span text:style-name="T3">80</text:span></text:p>
        </text:list-item>
        <text:list-item>
          <text:p text:style-name="P31"><text:span text:style-name="T4">Link da Página:</text:span><text:span text:style-name="T5"> </text:span><text:a xlink:type="simple" xlink:href="https://www.youtube.com/@MauroCezar" office:target-frame-name="_blank" xlink:show="new" text:style-name="Internet_20_link" text:visited-style-name="Visited_20_Internet_20_Link"><text:span text:style-name="T6">https://www.youtube.com/@MauroCezar</text:span></text:a></text:p>
        </text:list-item>
        <text:list-item>
          <text:p text:style-name="P30"><text:span text:style-name="T1">Nome da Página/Conta:</text:span> André Hernan</text:p>
        </text:list-item>
        <text:list-item>
          <text:p text:style-name="P30"><text:span text:style-name="T1">Username:</text:span> @andrehernan</text:p>
        </text:list-item>
        <text:list-item>
          <text:p text:style-name="P30"><text:span text:style-name="T1">Plataforma(s):</text:span> YouTube, Twitter/X</text:p>
        </text:list-item>
        <text:list-item>
          <text:p text:style-name="P30"><text:span text:style-name="T1">Descrição:</text:span> Após uma longa carreira na TV Globo, Hernan migrou para o digital, onde se consolidou como uma fonte importante de notícias de bastidores e do mercado da bola, com foco especial nos clubes de São Paulo. Ele combina a credibilidade do jornalismo tradicional com a agilidade do meio digital.<text:span text:style-name="T3">82</text:span></text:p>
        </text:list-item>
        <text:list-item>
          <text:p text:style-name="P31"><text:span text:style-name="T4">Link da Página:</text:span><text:span text:style-name="T5"> </text:span><text:a xlink:type="simple" xlink:href="https://www.youtube.com/@andrehernan" office:target-frame-name="_blank" xlink:show="new" text:style-name="Internet_20_link" text:visited-style-name="Visited_20_Internet_20_Link"><text:span text:style-name="T6">https://www.youtube.com/@andrehernan</text:span></text:a></text:p>
        </text:list-item>
        <text:list-item>
          <text:p text:style-name="P30"><text:span text:style-name="T1">Nome da Página/Conta:</text:span> Gustavo Hofman</text:p>
        </text:list-item>
        <text:list-item>
          <text:p text:style-name="P30"><text:span text:style-name="T1">Username:</text:span> @gustavohofman</text:p>
        </text:list-item>
        <text:list-item>
          <text:p text:style-name="P30"><text:span text:style-name="T1">Plataforma(s):</text:span> ESPN, YouTube, Twitter/X</text:p>
        </text:list-item>
        <text:list-item>
          <text:p text:style-name="P30"><text:span text:style-name="T1">Descrição:</text:span> Correspondente internacional da ESPN, Hofman é um especialista em futebol europeu e sul-americano, com análises táticas de alta qualidade e uma visão global do esporte. É uma fonte primária para entender o contexto das principais ligas estrangeiras.<text:span text:style-name="T3">86</text:span></text:p>
        </text:list-item>
        <text:list-item>
          <text:p text:style-name="P31"><text:span text:style-name="T4">Link da Página:</text:span><text:span text:style-name="T5"> </text:span><text:a xlink:type="simple" xlink:href="https://www.youtube.com/c/GustavoHofman" office:target-frame-name="_blank" xlink:show="new" text:style-name="Internet_20_link" text:visited-style-name="Visited_20_Internet_20_Link"><text:span text:style-name="T6">https://www.youtube.com/c/GustavoHofman</text:span></text:a></text:p>
        </text:list-item>
      </text:list>
      <text:h text:style-name="P2" text:outline-level="2">Seção 3: Fontes de Dados para Basquete (Foco Primário)</text:h>
      <text:p text:style-name="P11">O basquete, especialmente a NBA, está na vanguarda da revolução dos <text:span text:style-name="T2">analytics</text:span> no esporte. Portanto, as fontes de dados para esta modalidade são extremamente ricas em estatísticas avançadas e análises contextuais.</text:p>
      <text:h text:style-name="P3" text:outline-level="3">Tabela 3.1: Fontes de Basquete de Alta Prioridade para ApostaPro</text:h>
      <table:table table:name="Tabela3" table:style-name="Tabela3">
        <table:table-column table:style-name="Tabela3.A"/>
        <table:table-column table:style-name="Tabela3.B"/>
        <table:table-column table:style-name="Tabela3.C"/>
        <table:table-column table:style-name="Tabela3.D"/>
        <table:table-header-rows>
          <text:soft-page-break/>
          <table:table-row>
            <table:table-cell table:style-name="Tabela3.A1" office:value-type="string">
              <text:p text:style-name="P8">Categoria</text:p>
            </table:table-cell>
            <table:table-cell table:style-name="Tabela3.A1" office:value-type="string">
              <text:p text:style-name="P8">Fonte Primária (NBA)</text:p>
            </table:table-cell>
            <table:table-cell table:style-name="Tabela3.A1" office:value-type="string">
              <text:p text:style-name="P8">Fonte Primária (NBB/Euro)</text:p>
            </table:table-cell>
            <table:table-cell table:style-name="Tabela3.A1" office:value-type="string">
              <text:p text:style-name="P8">Tipo de Dado Principal e Relevância para Apostas</text:p>
            </table:table-cell>
          </table:table-row>
        </table:table-header-rows>
        <table:table-row>
          <table:table-cell table:style-name="Tabela3.A1" office:value-type="string">
            <text:p text:style-name="P9">Mídia e Notícias</text:p>
          </table:table-cell>
          <table:table-cell table:style-name="Tabela3.A1" office:value-type="string">
            <text:p text:style-name="P8">ESPN (@espn)</text:p>
          </table:table-cell>
          <table:table-cell table:style-name="Tabela3.A1" office:value-type="string">
            <text:p text:style-name="P8">BasketNews (@BasketNews_com)</text:p>
          </table:table-cell>
          <table:table-cell table:style-name="Tabela3.A1" office:value-type="string">
            <text:p text:style-name="P8">Notícias de lesões, "load management", prévias de jogos.</text:p>
          </table:table-cell>
        </table:table-row>
        <table:table-row>
          <table:table-cell table:style-name="Tabela3.A1" office:value-type="string">
            <text:p text:style-name="P9">Páginas Oficiais</text:p>
          </table:table-cell>
          <table:table-cell table:style-name="Tabela3.A1" office:value-type="string">
            <text:p text:style-name="P8">NBA (@NBA)</text:p>
          </table:table-cell>
          <table:table-cell table:style-name="Tabela3.A1" office:value-type="string">
            <text:p text:style-name="P8">NBB (@NBB), EuroLeague (@EuroLeague)</text:p>
          </table:table-cell>
          <table:table-cell table:style-name="Tabela3.A1" office:value-type="string">
            <text:p text:style-name="P8">Resultados oficiais, estatísticas de box-score, calendários.</text:p>
          </table:table-cell>
        </table:table-row>
        <table:table-row>
          <table:table-cell table:style-name="Tabela3.A1" office:value-type="string">
            <text:p text:style-name="P9">Estatísticas e Dados</text:p>
          </table:table-cell>
          <table:table-cell table:style-name="Tabela3.A1" office:value-type="string">
            <text:p text:style-name="P8">Cleaning The Glass (@cleantheglass)</text:p>
          </table:table-cell>
          <table:table-cell table:style-name="Tabela3.A1" office:value-type="string">
            <text:p text:style-name="P8">Basketball-Reference (Site)</text:p>
          </table:table-cell>
          <table:table-cell table:style-name="Tabela3.A1" office:value-type="string">
            <text:p text:style-name="P8">Estatísticas avançadas ajustadas por contexto (sem "garbage time"), dados de eficiência.</text:p>
          </table:table-cell>
        </table:table-row>
        <table:table-row>
          <table:table-cell table:style-name="Tabela3.A1" office:value-type="string">
            <text:p text:style-name="P9">Análise Tática</text:p>
          </table:table-cell>
          <table:table-cell table:style-name="Tabela3.A1" office:value-type="string">
            <text:p text:style-name="P8">Nekias Duncan (@NekiasNBA)</text:p>
          </table:table-cell>
          <table:table-cell table:style-name="Tabela3.A1" office:value-type="string">
            <text:p text:style-name="P8">Canais de YouTube (ex: BBallBreakdown)</text:p>
          </table:table-cell>
          <table:table-cell table:style-name="Tabela3.A1" office:value-type="string">
            <text:p text:style-name="P8">Análise de esquemas táticos (X's and O's), "film breakdown".</text:p>
          </table:table-cell>
        </table:table-row>
        <table:table-row>
          <table:table-cell table:style-name="Tabela3.A1" office:value-type="string">
            <text:p text:style-name="P9">Trades e Mercado</text:p>
          </table:table-cell>
          <table:table-cell table:style-name="Tabela3.A1" office:value-type="string">
            <text:p text:style-name="P8">Adrian Wojnarowski (@wojespn)</text:p>
          </table:table-cell>
          <table:table-cell table:style-name="Tabela3.A1" office:value-type="string">
            <text:p text:style-name="P8">N/A</text:p>
          </table:table-cell>
          <table:table-cell table:style-name="Tabela3.A1" office:value-type="string">
            <text:p text:style-name="P8">Alertas precoces de trocas, contratações e notícias de bastidores.</text:p>
          </table:table-cell>
        </table:table-row>
        <table:table-row>
          <table:table-cell table:style-name="Tabela3.A1" office:value-type="string">
            <text:p text:style-name="P9">Comunidades</text:p>
          </table:table-cell>
          <table:table-cell table:style-name="Tabela3.A1" office:value-type="string">
            <text:p text:style-name="P8">r/nba</text:p>
          </table:table-cell>
          <table:table-cell table:style-name="Tabela3.A1" office:value-type="string">
            <text:p text:style-name="P8">r/nbadiscussion</text:p>
          </table:table-cell>
          <table:table-cell table:style-name="Tabela3.A1" office:value-type="string">
            <text:p text:style-name="P8">Dados massivos para análise de sentimento, discussões táticas.</text:p>
          </table:table-cell>
        </table:table-row>
        <table:table-row>
          <table:table-cell table:style-name="Tabela3.A1" office:value-type="string">
            <text:p text:style-name="P9">Jornalistas</text:p>
          </table:table-cell>
          <table:table-cell table:style-name="Tabela3.A1" office:value-type="string">
            <text:p text:style-name="P8">Zach Lowe (@ZachLowe_NBA)</text:p>
          </table:table-cell>
          <table:table-cell table:style-name="Tabela3.A1" office:value-type="string">
            <text:p text:style-name="P8">Bill Simmons (@BillSimmons)</text:p>
          </table:table-cell>
          <table:table-cell table:style-name="Tabela3.A1" office:value-type="string">
            <text:p text:style-name="P10">Análise aprofundada que combina estatísticas, tática e narrativa.</text:p>
          </table:table-cell>
        </table:table-row>
      </table:table>
      <text:h text:style-name="P3" text:outline-level="3">3.1. Mídia e Portais de Notícias</text:h>
      <text:list text:style-name="L14">
        <text:list-item>
          <text:p text:style-name="P32"><text:span text:style-name="T1">Fontes Principais:</text:span> A <text:span text:style-name="T1">ESPN</text:span> <text:span text:style-name="T3">2</text:span> e o </text:p>
          <text:p text:style-name="P32"><text:span text:style-name="T1">Bleacher Report</text:span> <text:span text:style-name="T3">22</text:span> são os gigantes da cobertura da NBA nos EUA. Para o cenário europeu, o </text:p>
          <text:p text:style-name="P32"><text:span text:style-name="T1">BasketNews</text:span> <text:span text:style-name="T3">89</text:span> é uma fonte especializada de alta qualidade, cobrindo a EuroLeague e as principais ligas nacionais com profundidade.</text:p>
        </text:list-item>
      </text:list>
      <text:h text:style-name="P3" text:outline-level="3">3.2. Páginas Oficiais (Ligas e Times)</text:h>
      <text:list text:style-name="L15">
        <text:list-item>
          <text:p text:style-name="P33"><text:span text:style-name="T1">Ligas:</text:span> As contas oficiais da <text:span text:style-name="T1">@NBA</text:span> <text:span text:style-name="T3">4</text:span>, </text:p>
          <text:p text:style-name="P33"><text:span text:style-name="T1">@NBB</text:span> <text:span text:style-name="T3">91</text:span> e </text:p>
          <text:p text:style-name="P33"><text:span text:style-name="T1">@EuroLeague</text:span> <text:span text:style-name="T3">89</text:span> são as fontes primárias para resultados, calendários e notícias oficiais.</text:p>
        </text:list-item>
        <text:list-item>
          <text:p text:style-name="P33"><text:span text:style-name="T1">Times (Exemplos):</text:span> Contas de franquias com grande base de fãs global, como <text:span text:style-name="T1">@lakers</text:span>, <text:span text:style-name="T1">@warriors</text:span>, <text:span text:style-name="T1">@celtics</text:span> <text:span text:style-name="T3">94</text:span> e </text:p>
          <text:p text:style-name="P33"><text:span text:style-name="T1">@chicagobulls</text:span> <text:span text:style-name="T3">98</text:span>, são importantes para capturar o engajamento e a comunicação direta com os torcedores.</text:p>
        </text:list-item>
      </text:list>
      <text:h text:style-name="P3" text:outline-level="3">3.3. Estatísticas e Análise de Dados (CATEGORIA CRÍTICA)</text:h>
      <text:p text:style-name="P11">A análise estatística na NBA vai muito além do tradicional <text:span text:style-name="T2">box score</text:span> (pontos, rebotes, assistências). A compreensão e utilização de dados ajustados por contexto é indispensável para um modelo preditivo eficaz. Muitas partidas da NBA são decididas <text:soft-page-break/>antes do final, levando a um período conhecido como "garbage time", onde os jogadores reservas atuam e as estatísticas geradas não refletem a verdadeira força da equipe. Fontes que filtram esse "ruído" são imensamente mais valiosas.</text:p>
      <text:p text:style-name="P5">O fluxo de dados analíticos no basquete geralmente segue um padrão:</text:p>
      <text:list text:style-name="L16">
        <text:list-item>
          <text:p text:style-name="P34"><text:span text:style-name="T1">Base de Dados Bruta:</text:span> Sites como o <text:span text:style-name="T1">Basketball-Reference</text:span> <text:span text:style-name="T3">102</text:span> fornecem a base completa de dados brutos e históricos, similar ao FBref no futebol.</text:p>
        </text:list-item>
        <text:list-item>
          <text:p text:style-name="P34"><text:span text:style-name="T1">Filtragem e Ajuste:</text:span> Plataformas como o <text:span text:style-name="T1">Cleaning The Glass</text:span> <text:span text:style-name="T3">104</text:span> aplicam filtros a esses dados brutos, removendo o "garbage time" e as tentativas de arremesso do meio da quadra no final de um período. Eles então recalculam as estatísticas com base em 100 posses de bola, fornecendo métricas de eficiência muito mais limpas e comparáveis entre equipes e jogadores.</text:p>
        </text:list-item>
        <text:list-item>
          <text:p text:style-name="P34"><text:span text:style-name="T1">Análise e Narrativa:</text:span> Analistas como Zach Lowe <text:span text:style-name="T3">105</text:span> e plataformas como </text:p>
          <text:p text:style-name="P34"><text:span text:style-name="T1">NBA Math</text:span> <text:span text:style-name="T3">5</text:span> utilizam esses dados limpos para construir análises, visualizações e narrativas mais sofisticadas e preditivas.</text:p>
        </text:list-item>
      </text:list>
      <text:p text:style-name="P4">Para o ApostaPro, priorizar a coleta de dados de fontes como o Cleaning The Glass não é uma opção, mas um requisito técnico fundamental para se manter competitivo na análise da NBA.</text:p>
      <text:p text:style-name="P12">Fontes Essenciais:</text:p>
      <text:list text:style-name="L17">
        <text:list-item>
          <text:p text:style-name="P35"><text:span text:style-name="T1">Nome da Página/Conta:</text:span> Basketball-Reference</text:p>
        </text:list-item>
        <text:list-item>
          <text:p text:style-name="P35"><text:span text:style-name="T1">Plataforma(s):</text:span> Site</text:p>
        </text:list-item>
        <text:list-item>
          <text:p text:style-name="P35"><text:span text:style-name="T1">Descrição:</text:span> O arquivo enciclopédico de estatísticas da NBA, WNBA, G League e ligas internacionais. É a fonte primária para dados brutos e históricos, essencial para qualquer análise quantitativa.<text:span text:style-name="T3">102</text:span></text:p>
        </text:list-item>
        <text:list-item>
          <text:p text:style-name="P36"><text:span text:style-name="T4">Link da Página:</text:span><text:span text:style-name="T5"> </text:span><text:a xlink:type="simple" xlink:href="https://www.basketball-reference.com/" office:target-frame-name="_blank" xlink:show="new" text:style-name="Internet_20_link" text:visited-style-name="Visited_20_Internet_20_Link"><text:span text:style-name="T6">https://www.basketball-reference.com/</text:span></text:a></text:p>
        </text:list-item>
        <text:list-item>
          <text:p text:style-name="P35"><text:span text:style-name="T1">Nome da Página/Conta:</text:span> Cleaning The Glass</text:p>
        </text:list-item>
        <text:list-item>
          <text:p text:style-name="P35"><text:span text:style-name="T1">Username:</text:span> @cleantheglass</text:p>
        </text:list-item>
        <text:list-item>
          <text:p text:style-name="P35"><text:span text:style-name="T1">Plataforma(s):</text:span> Site (assinatura)</text:p>
        </text:list-item>
        <text:list-item>
          <text:p text:style-name="P35"><text:span text:style-name="T1">Descrição:</text:span> Uma fonte premium e indispensável para estatísticas da NBA ajustadas por contexto. Filtra "garbage time" e "heaves" para fornecer uma visão muito mais precisa do desempenho de uma equipe. Suas métricas de eficiência (pontos por 100 posses) são o padrão da indústria para análise de front-office.<text:span text:style-name="T3">104</text:span></text:p>
        </text:list-item>
        <text:list-item>
          <text:p text:style-name="P36"><text:span text:style-name="T4">Link da Página:</text:span><text:span text:style-name="T5"> </text:span><text:a xlink:type="simple" xlink:href="https://cleaningtheglass.com/" office:target-frame-name="_blank" xlink:show="new" text:style-name="Internet_20_link" text:visited-style-name="Visited_20_Internet_20_Link"><text:span text:style-name="T6">https://cleaningtheglass.com/</text:span></text:a></text:p>
        </text:list-item>
        <text:list-item>
          <text:p text:style-name="P35"><text:span text:style-name="T1">Nome da Página/Conta:</text:span> NBA Stats</text:p>
        </text:list-item>
        <text:list-item>
          <text:p text:style-name="P35"><text:span text:style-name="T1">Username:</text:span> @nbastats</text:p>
        </text:list-item>
        <text:list-item>
          <text:p text:style-name="P35"><text:span text:style-name="T1">Plataforma(s):</text:span> Twitter/X, Site (stats.nba.com)</text:p>
        </text:list-item>
        <text:list-item>
          <text:p text:style-name="P35"><text:span text:style-name="T1">Descrição:</text:span> A fonte oficial de estatísticas da liga. Seu site oferece acesso a dados de <text:span text:style-name="T2">player tracking</text:span> extremamente granulares, como a distância percorrida por um jogador, a velocidade média e a contestação de arremessos, que são difíceis de encontrar em outro lugar.<text:span text:style-name="T3">90</text:span></text:p>
        </text:list-item>
        <text:list-item>
          <text:p text:style-name="P36"><text:span text:style-name="T4">Link da Página:</text:span><text:span text:style-name="T5"> </text:span><text:a xlink:type="simple" xlink:href="https://www.nba.com/stats" office:target-frame-name="_blank" xlink:show="new" text:style-name="Internet_20_link" text:visited-style-name="Visited_20_Internet_20_Link"><text:span text:style-name="T6">https://www.nba.com/stats</text:span></text:a></text:p>
        </text:list-item>
        <text:list-item>
          <text:p text:style-name="P35"><text:span text:style-name="T1">Nome da Página/Conta:</text:span> NBA Math</text:p>
        </text:list-item>
        <text:list-item>
          <text:p text:style-name="P35"><text:span text:style-name="T1">Username:</text:span> @NBA_Math</text:p>
        </text:list-item>
        <text:list-item>
          <text:p text:style-name="P35"><text:span text:style-name="T1">Plataforma(s):</text:span> Site, Twitter/X</text:p>
        </text:list-item>
        <text:list-item>
          <text:p text:style-name="P35"><text:span text:style-name="T1">Descrição:</text:span> Focado na criação de métricas próprias e visualizações de dados que avaliam o valor total de um jogador, combinando seu impacto ofensivo e defensivo. Seus gráficos <text:soft-page-break/>de "Total Points Added" (TPA) são uma ferramenta visual poderosa para comparar jogadores.<text:span text:style-name="T3">5</text:span></text:p>
        </text:list-item>
        <text:list-item>
          <text:p text:style-name="P36"><text:span text:style-name="T4">Link da Página:</text:span><text:span text:style-name="T5"> </text:span><text:a xlink:type="simple" xlink:href="https://nbamath.com/" office:target-frame-name="_blank" xlink:show="new" text:style-name="Internet_20_link" text:visited-style-name="Visited_20_Internet_20_Link"><text:span text:style-name="T6">https://nbamath.com/</text:span></text:a></text:p>
        </text:list-item>
      </text:list>
      <text:h text:style-name="P3" text:outline-level="3">3.4. Análise Tática e "Film Breakdown"</text:h>
      <text:p text:style-name="P11">Esta categoria inclui analistas que dissecam jogadas, esquemas táticos (X's and O's) e tendências estratégicas através da análise de vídeo (<text:span text:style-name="T2">film breakdown</text:span>).</text:p>
      <text:list text:style-name="L18">
        <text:list-item>
          <text:p text:style-name="P37"><text:span text:style-name="T1">Fontes Principais:</text:span> <text:span text:style-name="T1">Nekias Duncan</text:span> (@NekiasNBA) <text:span text:style-name="T3">106</text:span>, </text:p>
          <text:p text:style-name="P37"><text:span text:style-name="T1">Steve Jones Jr.</text:span> (@stevejones20) <text:span text:style-name="T3">107</text:span>, e canais de YouTube como </text:p>
          <text:p text:style-name="P37"><text:span text:style-name="T1">BBallBreakdown</text:span> são referências na comunidade de análise tática da NBA, explicando os porquês por trás do sucesso ou fracasso de determinadas estratégias.</text:p>
        </text:list-item>
      </text:list>
      <text:h text:style-name="P3" text:outline-level="3">3.5. Notícias de "Trades" e Mercado (Fontes "Tier 1")</text:h>
      <text:p text:style-name="P5">Assim como no futebol, um pequeno e seleto grupo de jornalistas "insiders" domina o fluxo de informações sobre trocas, contratações e bastidores da NBA. A velocidade e a precisão de suas notícias são cruciais.</text:p>
      <text:list text:style-name="L19">
        <text:list-item>
          <text:p text:style-name="P38"><text:span text:style-name="T1">Nome da Página/Conta:</text:span> Adrian Wojnarowski ("Woj")</text:p>
        </text:list-item>
        <text:list-item>
          <text:p text:style-name="P38"><text:span text:style-name="T1">Username:</text:span> @wojespn</text:p>
        </text:list-item>
        <text:list-item>
          <text:p text:style-name="P38"><text:span text:style-name="T1">Plataforma(s):</text:span> Twitter/X (ESPN)</text:p>
        </text:list-item>
        <text:list-item>
          <text:p text:style-name="P38"><text:span text:style-name="T1">Descrição:</text:span> A fonte de notícias número 1 e mais influente da NBA. Suas postagens, conhecidas como "Woj Bombs", são capazes de alterar as linhas de aposta e o cenário da liga instantaneamente. Monitorar sua conta em tempo real é obrigatório para qualquer modelo de apostas da NBA.<text:span text:style-name="T3">1</text:span></text:p>
        </text:list-item>
        <text:list-item>
          <text:p text:style-name="P39"><text:span text:style-name="T4">Link da Página:</text:span><text:span text:style-name="T5"> </text:span><text:a xlink:type="simple" xlink:href="https://twitter.com/wojespn" office:target-frame-name="_blank" xlink:show="new" text:style-name="Internet_20_link" text:visited-style-name="Visited_20_Internet_20_Link"><text:span text:style-name="T6">https://twitter.com/wojespn</text:span></text:a></text:p>
        </text:list-item>
        <text:list-item>
          <text:p text:style-name="P38"><text:span text:style-name="T1">Nome da Página/Conta:</text:span> Shams Charania ("Shams")</text:p>
        </text:list-item>
        <text:list-item>
          <text:p text:style-name="P38"><text:span text:style-name="T1">Username:</text:span> @ShamsCharania</text:p>
        </text:list-item>
        <text:list-item>
          <text:p text:style-name="P38"><text:span text:style-name="T1">Plataforma(s):</text:span> Twitter/X (The Athletic/Stadium)</text:p>
        </text:list-item>
        <text:list-item>
          <text:p text:style-name="P38"><text:span text:style-name="T1">Descrição:</text:span> O principal concorrente de Wojnarowski, com uma reputação similar de precisão, velocidade e furos de reportagem exclusivos. Juntos, Woj e Shams formam um duopólio de informações de bastidores da NBA.<text:span text:style-name="T3">109</text:span></text:p>
        </text:list-item>
        <text:list-item>
          <text:p text:style-name="P39"><text:span text:style-name="T4">Link da Página:</text:span><text:span text:style-name="T5"> </text:span><text:a xlink:type="simple" xlink:href="https://twitter.com/ShamsCharania" office:target-frame-name="_blank" xlink:show="new" text:style-name="Internet_20_link" text:visited-style-name="Visited_20_Internet_20_Link"><text:span text:style-name="T6">https://twitter.com/ShamsCharania</text:span></text:a></text:p>
        </text:list-item>
      </text:list>
      <text:h text:style-name="P3" text:outline-level="3">3.6. Comunidades e Fóruns de Discussão</text:h>
      <text:list text:style-name="L20">
        <text:list-item>
          <text:p text:style-name="P40"><text:span text:style-name="T1">Nome da Página/Conta:</text:span> r/nba</text:p>
        </text:list-item>
        <text:list-item>
          <text:p text:style-name="P40"><text:span text:style-name="T1">Plataforma(s):</text:span> Reddit</text:p>
        </text:list-item>
        <text:list-item>
          <text:p text:style-name="P40"><text:span text:style-name="T1">Descrição:</text:span> O hub central para todas as notícias, memes, destaques e discussões sobre a NBA. É uma fonte massiva de dados para análise de sentimento em tempo real, especialmente durante os jogos e eventos importantes como o Draft e a agência livre.<text:span text:style-name="T3">6</text:span></text:p>
        </text:list-item>
        <text:list-item>
          <text:p text:style-name="P41"><text:span text:style-name="T4">Link da Página:</text:span><text:span text:style-name="T5"> </text:span><text:a xlink:type="simple" xlink:href="https://www.reddit.com/r/nba/" office:target-frame-name="_blank" xlink:show="new" text:style-name="Internet_20_link" text:visited-style-name="Visited_20_Internet_20_Link"><text:span text:style-name="T6">https://www.reddit.com/r/nba/</text:span></text:a></text:p>
        </text:list-item>
        <text:list-item>
          <text:p text:style-name="P40"><text:span text:style-name="T1">Nome da Página/Conta:</text:span> r/nbadiscussion</text:p>
        </text:list-item>
        <text:list-item>
          <text:p text:style-name="P40"><text:span text:style-name="T1">Plataforma(s):</text:span> Reddit</text:p>
        </text:list-item>
        <text:list-item>
          <text:p text:style-name="P40"><text:span text:style-name="T1">Descrição:</text:span> Uma alternativa ao r/nba com um foco muito maior em análises de alta qualidade. Esta comunidade privilegia debates táticos, estatísticos e históricos, com menos memes e conteúdo de baixo esforço. É uma fonte excelente para capturar uma análise mais profunda e ponderada do sentimento dos fãs.<text:span text:style-name="T3">6</text:span></text:p>
        </text:list-item>
        <text:list-item>
          <text:p text:style-name="P41"><text:span text:style-name="T4">Link da Página:</text:span><text:span text:style-name="T5"> </text:span><text:a xlink:type="simple" xlink:href="https://www.reddit.com/r/nbadiscussion/" office:target-frame-name="_blank" xlink:show="new" text:style-name="Internet_20_link" text:visited-style-name="Visited_20_Internet_20_Link"><text:span text:style-name="T6">https://www.reddit.com/r/nbadiscussion/</text:span></text:a></text:p>
        </text:list-item>
      </text:list>
      <text:h text:style-name="P3" text:outline-level="3">3.7. Perfis de Jornalistas e Analistas</text:h>
      <text:list text:style-name="L21">
        <text:list-item>
          <text:p text:style-name="P42"><text:soft-page-break/><text:span text:style-name="T1">Nome da Página/Conta:</text:span> Zach Lowe</text:p>
        </text:list-item>
        <text:list-item>
          <text:p text:style-name="P42"><text:span text:style-name="T1">Username:</text:span> @ZachLowe_NBA</text:p>
        </text:list-item>
        <text:list-item>
          <text:p text:style-name="P42"><text:span text:style-name="T1">Plataforma(s):</text:span> ESPN (artigos, podcast "The Lowe Post"), Twitter/X</text:p>
        </text:list-item>
        <text:list-item>
          <text:p text:style-name="P42"><text:span text:style-name="T1">Descrição:</text:span> Amplamente considerado um dos melhores e mais influentes analistas de basquete do mundo. Lowe combina de forma magistral a análise de vídeo detalhada, o uso inteligente de estatísticas avançadas e reportagens de bastidores. Seu podcast "The Lowe Post" é uma fonte obrigatória para entender as tendências da liga.<text:span text:style-name="T3">105</text:span></text:p>
        </text:list-item>
        <text:list-item>
          <text:p text:style-name="P43"><text:span text:style-name="T4">Link da Página:</text:span><text:span text:style-name="T5"> </text:span><text:a xlink:type="simple" xlink:href="https://twitter.com/ZachLowe_NBA" office:target-frame-name="_blank" xlink:show="new" text:style-name="Internet_20_link" text:visited-style-name="Visited_20_Internet_20_Link"><text:span text:style-name="T6">https://twitter.com/ZachLowe_NBA</text:span></text:a></text:p>
        </text:list-item>
        <text:list-item>
          <text:p text:style-name="P42"><text:span text:style-name="T1">Nome da Página/Conta:</text:span> Bill Simmons</text:p>
        </text:list-item>
        <text:list-item>
          <text:p text:style-name="P42"><text:span text:style-name="T1">Username:</text:span> @BillSimmons</text:p>
        </text:list-item>
        <text:list-item>
          <text:p text:style-name="P42"><text:span text:style-name="T1">Plataforma(s):</text:span> The Ringer (site, rede de podcasts), Twitter/X</text:p>
        </text:list-item>
        <text:list-item>
          <text:p text:style-name="P42"><text:span text:style-name="T1">Descrição:</text:span> Um dos formadores de opinião mais poderosos da mídia esportiva. Simmons mistura análise com a perspectiva de um fã, criando narrativas e analogias históricas que frequentemente definem o "zeitgeist" (o espírito do tempo) da liga. Entender as narrativas que ele promove é importante para modelar a percepção pública.<text:span text:style-name="T3">113</text:span></text:p>
        </text:list-item>
        <text:list-item>
          <text:p text:style-name="P43"><text:span text:style-name="T4">Link da Página:</text:span><text:span text:style-name="T5"> </text:span><text:a xlink:type="simple" xlink:href="https://twitter.com/BillSimmons" office:target-frame-name="_blank" xlink:show="new" text:style-name="Internet_20_link" text:visited-style-name="Visited_20_Internet_20_Link"><text:span text:style-name="T6">https://twitter.com/BillSimmons</text:span></text:a></text:p>
        </text:list-item>
      </text:list>
      <text:h text:style-name="P2" text:outline-level="2">Seção 4: Fontes de Dados para Tênis e MMA (Foco Primário)</text:h>
      <text:h text:style-name="P3" text:outline-level="3">4.1. Tênis</text:h>
      <text:p text:style-name="P5">No tênis, um esporte predominantemente individual, os dados se concentram no desempenho dos jogadores, confrontos diretos (H2H), e performance em diferentes tipos de quadra (saibro, grama, dura).</text:p>
      <text:list text:style-name="L22">
        <text:list-item>
          <text:p text:style-name="P44"><text:span text:style-name="T1">Fontes Oficiais:</text:span> As contas oficiais do circuito masculino <text:span text:style-name="T1">@atptour</text:span> <text:span text:style-name="T3">115</text:span>, do circuito feminino </text:p>
          <text:p text:style-name="P44"><text:span text:style-name="T1">@wta</text:span> <text:span text:style-name="T3">117</text:span>, e dos quatro torneios Grand Slam são as fontes primárias para resultados e notícias: </text:p>
          <text:p text:style-name="P44"><text:span text:style-name="T1">@Wimbledon</text:span> <text:span text:style-name="T3">119</text:span>, </text:p>
          <text:p text:style-name="P44"><text:span text:style-name="T1">@rolandgarros</text:span> <text:span text:style-name="T3">120</text:span>, </text:p>
          <text:p text:style-name="P44"><text:span text:style-name="T1">@usopen</text:span>, e <text:span text:style-name="T1">@AustralianOpen</text:span>.</text:p>
        </text:list-item>
        <text:list-item>
          <text:p text:style-name="P44"><text:span text:style-name="T1">Comunidades:</text:span> O subreddit <text:span text:style-name="T1">r/tennis</text:span> é o principal fórum global para discussões, notícias e análise de sentimento dos fãs.<text:span text:style-name="T3">121</text:span> O </text:p>
          <text:p text:style-name="P44"><text:span text:style-name="T1">r/10s</text:span> é mais focado em jogadores amadores, mas pode oferecer insights técnicos.<text:span text:style-name="T3">121</text:span></text:p>
        </text:list-item>
        <text:list-item>
          <text:p text:style-name="P44"><text:span text:style-name="T1">Jornalistas e Analistas:</text:span> Jornalistas como <text:span text:style-name="T1">Ben Rothenberg</text:span> (@BenRothenberg) <text:span text:style-name="T3">122</text:span>, </text:p>
          <text:p text:style-name="P44"><text:span text:style-name="T1">Christopher Clarey</text:span> (@christophclarey) <text:span text:style-name="T3">124</text:span>, e </text:p>
          <text:p text:style-name="P44"><text:span text:style-name="T1">Jon Wertheim</text:span> (@jon_wertheim) <text:span text:style-name="T3">126</text:span> são essenciais para obter notícias de bastidores, informações sobre lesões e análises que os rankings oficiais não capturam.</text:p>
        </text:list-item>
      </text:list>
      <text:h text:style-name="P3" text:outline-level="3">4.2. MMA</text:h>
      <text:p text:style-name="P5">O ecossistema de dados do MMA é centralizado em torno de algumas organizações principais e um grupo coeso de jornalistas especializados. O foco está em notícias sobre o agendamento de lutas, lesões de última hora, problemas com o corte de peso e análises dos estilos de luta dos competidores.</text:p>
      <text:list text:style-name="L23">
        <text:list-item>
          <text:p text:style-name="P45"><text:span text:style-name="T1">Fontes Oficiais:</text:span> As principais organizações são a <text:span text:style-name="T1">@ufc</text:span> <text:span text:style-name="T3">128</text:span>, </text:p>
          <text:p text:style-name="P45"><text:span text:style-name="T1">@BellatorMMA</text:span>, e <text:span text:style-name="T1">@ONEChampionship</text:span>. A conta do UFC é a mais relevante para o mercado de apostas.</text:p>
        </text:list-item>
        <text:list-item>
          <text:p text:style-name="P45"><text:span text:style-name="T1">Mídia e Dados:</text:span> <text:span text:style-name="T1">MMA Fighting</text:span> (@MMAFighting) <text:span text:style-name="T3">128</text:span> e </text:p>
          <text:p text:style-name="P45"><text:soft-page-break/><text:span text:style-name="T1">ESPN MMA</text:span> (@espnmma) são os principais portais de notícias. O <text:span text:style-name="T1">Sherdog</text:span> (@sherdogdotcom) é o equivalente do "Basketball-Reference" para o MMA, possuindo um banco de dados abrangente de lutadores, eventos e resultados, sendo uma fonte de dados histórica crucial.<text:span text:style-name="T3">129</text:span></text:p>
        </text:list-item>
        <text:list-item>
          <text:p text:style-name="P45"><text:span text:style-name="T1">Jornalistas (Insiders):</text:span> <text:span text:style-name="T1">Ariel Helwani</text:span> (@arielhelwani) é, sem contestação, o "Wojnarowski" do MMA. Suas notícias sobre agendamento de lutas e bastidores são as mais confiáveis e impactantes do setor.<text:span text:style-name="T3">130</text:span></text:p>
        </text:list-item>
        <text:list-item>
          <text:p text:style-name="P45"><text:span text:style-name="T1">Comunidades:</text:span> O subreddit <text:span text:style-name="T1">r/MMA</text:span> é a principal comunidade online para notícias, discussões e análise de sentimento dos fãs de artes marciais mistas.<text:span text:style-name="T3">132</text:span></text:p>
        </text:list-item>
      </text:list>
      <text:h text:style-name="P2" text:outline-level="2">Seção 5: Fontes de Dados para Esportes Secundários</text:h>
      <text:h text:style-name="P3" text:outline-level="3">5.1. Voleibol</text:h>
      <text:list text:style-name="L24">
        <text:list-item>
          <text:p text:style-name="P46"><text:span text:style-name="T1">Fontes:</text:span> A <text:span text:style-name="T1">Confederação Brasileira de Voleibol (CBV)</text:span> <text:span text:style-name="T3">134</text:span> e a </text:p>
          <text:p text:style-name="P46"><text:span text:style-name="T1">Federação Internacional de Voleibol (FIVB)</text:span>, através de sua plataforma <text:span text:style-name="T1">Volleyball World</text:span> <text:span text:style-name="T3">135</text:span>, são as principais fontes oficiais. Portais especializados como </text:p>
          <text:p text:style-name="P46"><text:span text:style-name="T1">Web Vôlei</text:span> <text:span text:style-name="T3">137</text:span> e </text:p>
          <text:p text:style-name="P46"><text:span text:style-name="T1">Melhor do Vôlei</text:span> <text:span text:style-name="T3">138</text:span> oferecem cobertura aprofundada do cenário nacional e internacional.</text:p>
        </text:list-item>
        <text:list-item>
          <text:p text:style-name="P46"><text:span text:style-name="T1">Comunidades:</text:span> Os subreddits <text:span text:style-name="T1">r/volleyball</text:span> <text:span text:style-name="T3">139</text:span> e </text:p>
          <text:p text:style-name="P46"><text:span text:style-name="T1">r/PVF</text:span> (focado na liga profissional feminina dos EUA) <text:span text:style-name="T3">140</text:span> são os principais centros de discussão.</text:p>
        </text:list-item>
      </text:list>
      <text:h text:style-name="P3" text:outline-level="3">5.2. Automobilismo (Fórmula 1)</text:h>
      <text:list text:style-name="L25">
        <text:list-item>
          <text:p text:style-name="P47"><text:span text:style-name="T1">Fontes Oficiais:</text:span> A conta oficial da <text:span text:style-name="T1">@F1</text:span> é a fonte primária para resultados, calendários e conteúdo de bastidores.<text:span text:style-name="T3">141</text:span></text:p>
        </text:list-item>
        <text:list-item>
          <text:p text:style-name="P47"><text:span text:style-name="T1">Comunidades:</text:span> O subreddit <text:span text:style-name="T1">r/formula1</text:span> é uma das comunidades esportivas mais ativas e engajadas, excelente para análise de sentimento e discussões técnicas.<text:span text:style-name="T3">143</text:span></text:p>
        </text:list-item>
        <text:list-item>
          <text:p text:style-name="P47"><text:span text:style-name="T1">Jornalistas e Comentaristas:</text:span> Perfis de comentaristas influentes como <text:span text:style-name="T1">Martin Brundle</text:span> (@MBrundleF1) e <text:span text:style-name="T1">Will Buxton</text:span> (@wbuxtonofficial) <text:span text:style-name="T3">145</text:span> oferecem análises técnicas e de bastidores.</text:p>
        </text:list-item>
      </text:list>
      <text:h text:style-name="P3" text:outline-level="3">5.3. Futebol Americano (NFL)</text:h>
      <text:list text:style-name="L26">
        <text:list-item>
          <text:p text:style-name="P48"><text:span text:style-name="T1">Fontes Oficiais:</text:span> A conta oficial da <text:span text:style-name="T1">@NFL</text:span> <text:span text:style-name="T3">146</text:span> é a principal fonte de notícias e destaques.</text:p>
        </text:list-item>
        <text:list-item>
          <text:p text:style-name="P48"><text:span text:style-name="T1">Insiders (Transferências/Notícias):</text:span> Assim como na NBA, a NFL tem seu duopólio de insiders: <text:span text:style-name="T1">Adam Schefter</text:span> (@AdamSchefter) da ESPN <text:span text:style-name="T3">147</text:span> e </text:p>
          <text:p text:style-name="P48"><text:span text:style-name="T1">Ian Rapoport</text:span> (@RapSheet) da NFL Network.<text:span text:style-name="T3">149</text:span> Suas informações sobre lesões e status de jogadores são vitais para as apostas semanais.</text:p>
        </text:list-item>
        <text:list-item>
          <text:p text:style-name="P48"><text:span text:style-name="T1">Comunidades:</text:span> O subreddit <text:span text:style-name="T1">r/nfl</text:span> é o hub central para discussões, notícias e análises da liga.<text:span text:style-name="T3">151</text:span></text:p>
        </text:list-item>
      </text:list>
      <text:h text:style-name="P2" text:outline-level="2">Seção 6: Canais Estratégicos no Telegram (Nicho de Alta Relevância)</text:h>
      <text:p text:style-name="P11">A análise de canais no Telegram dedicados a apostas esportivas representa uma camada de inteligência de mercado altamente estratégica e competitiva para o ApostaPro. Essas fontes não fornecem dados sobre o esporte em si, mas sim sobre o <text:span text:style-name="T2">mercado de apostas</text:span> em torno do esporte. O monitoramento desses canais permite a construção de um "índice de consenso do mercado de varejo", uma <text:span text:style-name="T2">feature</text:span> preditiva poderosa.</text:p>
      <text:p text:style-name="P5"><text:soft-page-break/>O processo de utilização desta inteligência funciona da seguinte forma:</text:p>
      <text:list text:style-name="L27">
        <text:list-item>
          <text:p text:style-name="P49"><text:span text:style-name="T1">Monitoramento:</text:span> O ApostaPro monitora dezenas de canais de apostas no Telegram, como o <text:span text:style-name="T1">Futnet FC</text:span> ou o canal da <text:span text:style-name="T1">KTO</text:span>.<text:span text:style-name="T3">153</text:span></text:p>
        </text:list-item>
        <text:list-item>
          <text:p text:style-name="P49"><text:span text:style-name="T1">Extração de Dados:</text:span> O sistema extrai automaticamente os palpites publicados, as odds sugeridas e o texto da análise que acompanha a dica.</text:p>
        </text:list-item>
        <text:list-item>
          <text:p text:style-name="P49"><text:span text:style-name="T1">Construção do Índice:</text:span> Com base nos dados extraídos, o sistema calcula um "índice de consenso". Por exemplo, ele pode determinar que 85% dos canais monitorados estão recomendando uma aposta na vitória do Time A contra o Time B.</text:p>
        </text:list-item>
        <text:list-item>
          <text:p text:style-name="P49"><text:span text:style-name="T1">Análise Contrária:</text:span> Este índice é então cruzado com as predições do próprio modelo do ApostaPro, que é baseado em dados fundamentais (estatísticos, táticos, etc.). Se o modelo do ApostaPro, por exemplo, identificar valor na aposta no Time B, enquanto o consenso do mercado de varejo está fortemente no Time A, isso gera um sinal de aposta "contrária" de alto potencial. O modelo está identificando uma ineficiência no mercado que a maioria dos apostadores de varejo não está vendo.</text:p>
        </text:list-item>
      </text:list>
      <text:p text:style-name="P4">A coleta de dados do Telegram, portanto, não é opcional; é uma prioridade estratégica que permite ao ApostaPro modelar não apenas o resultado provável de um jogo, mas também o comportamento do mercado de apostas em si.</text:p>
      <text:p text:style-name="P12">Lista de Canais a Serem Monitorados:</text:p>
      <text:list text:style-name="L28">
        <text:list-item>
          <text:p text:style-name="P50"><text:span text:style-name="T1">Nome:</text:span> Futnet FC</text:p>
        </text:list-item>
        <text:list-item>
          <text:p text:style-name="P50"><text:span text:style-name="T1">Descrição:</text:span> Focado em dicas diárias 100% gratuitas, análises de jogos e interação com a comunidade através de bate-papo aberto, o que também gera dados de sentimento.<text:span text:style-name="T3">153</text:span></text:p>
        </text:list-item>
        <text:list-item>
          <text:p text:style-name="P50"><text:span text:style-name="T1">Nome:</text:span> Br4Bet</text:p>
        </text:list-item>
        <text:list-item>
          <text:p text:style-name="P50"><text:span text:style-name="T1">Descrição:</text:span> Oferece palpites diários e tutoriais, indicando um foco em um público talvez mais iniciante, cujo comportamento de aposta pode ser modelado.<text:span text:style-name="T3">153</text:span></text:p>
        </text:list-item>
        <text:list-item>
          <text:p text:style-name="P50"><text:span text:style-name="T1">Nome:</text:span> KTO</text:p>
        </text:list-item>
        <text:list-item>
          <text:p text:style-name="P50"><text:span text:style-name="T1">Descrição:</text:span> Canal de uma casa de apostas que alerta sobre odds especiais, promoções e fornece dados estatísticos, oferecendo uma visão de como um operador tenta direcionar o mercado.<text:span text:style-name="T3">153</text:span></text:p>
        </text:list-item>
        <text:list-item>
          <text:p text:style-name="P50"><text:span text:style-name="T1">Outros Canais para Investigação:</text:span> A lista deve ser expandida para incluir outros canais mencionados, como <text:span text:style-name="T1">Alfabet</text:span>, <text:span text:style-name="T1">Segurobet</text:span>, <text:span text:style-name="T1">Esportivabet</text:span>, <text:span text:style-name="T1">Superbet</text:span> e <text:span text:style-name="T1">Estrela Bet</text:span>, a fim de criar um índice de consenso mais robusto.<text:span text:style-name="T3">153</text:span></text:p>
        </text:list-item>
      </text:list>
      <text:h text:style-name="P2" text:outline-level="2">Seção 7: Recomendações Estratégicas e Conclusão</text:h>
      <text:h text:style-name="P3" text:outline-level="3">7.1. Priorização do Pipeline de Dados</text:h>
      <text:p text:style-name="P5">Para um desenvolvimento eficiente e escalável do pipeline de dados do ApostaPro, recomenda-se uma abordagem faseada, construindo a complexidade de forma incremental:</text:p>
      <text:list text:style-name="L29">
        <text:list-item>
          <text:p text:style-name="P51"><text:span text:style-name="T1">Fase 1 (Fundação Quantitativa):</text:span> A prioridade inicial deve ser a construção de <text:span text:style-name="T2">scrapers</text:span> robustos e/ou a integração de APIs para as fontes da Categoria de Estatísticas (FBref, Basketball-Reference, WhoScored, Cleaning The Glass). Estes dados são altamente estruturados e formarão a espinha dorsal quantitativa do modelo preditivo.</text:p>
        </text:list-item>
        <text:list-item>
          <text:p text:style-name="P51"><text:span text:style-name="T1">Fase 2 (Dados de Eventos em Tempo Real):</text:span> Em paralelo, implementar um <text:span text:style-name="T2">listener</text:span> para a API do Twitter/X, focado exclusivamente nas fontes "Tier 1" da Categoria de <text:soft-page-break/>Transferências e Mercado (Romano, Wojnarowski, Shams, Helwani, etc.). A velocidade na captura desses "alertas precoces" é o objetivo principal desta fase.</text:p>
        </text:list-item>
        <text:list-item>
          <text:p text:style-name="P51"><text:span text:style-name="T1">Fase 3 (Dados Qualitativos e de Sentimento):</text:span> Desenvolver <text:span text:style-name="T2">scrapers</text:span> para as comunidades da Categoria 6 (Reddit) e aplicar modelos de Processamento de Linguagem Natural (NLP) para extrair sentimento, tópicos de discussão e outras <text:span text:style-name="T2">features</text:span> textuais. Nesta fase, também se deve começar a integrar as análises da Categoria 4 (Análise Tática), transformando texto e vídeo em <text:span text:style-name="T2">features</text:span> quantificáveis.</text:p>
        </text:list-item>
        <text:list-item>
          <text:p text:style-name="P51"><text:span text:style-name="T1">Fase 4 (Inteligência de Mercado Competitiva):</text:span> Construir a infraestrutura técnica para monitorar e extrair dados dos canais da Categoria 6 (Telegram). Esta fase é tecnicamente mais desafiadora devido à natureza da plataforma, mas oferece o maior retorno estratégico em termos de inteligência de mercado competitiva.</text:p>
        </text:list-item>
      </text:list>
      <text:h text:style-name="P3" text:outline-level="3">7.2. Conclusão</text:h>
      <text:p text:style-name="P4">O ecossistema de dados esportivos disponível em mídias sociais é vasto, complexo e rico em sinais preditivos. Um projeto de recomendação de apostas como o ApostaPro não alcançará o sucesso sustentável dependendo apenas de estatísticas básicas ou de uma única fonte de informação. A verdadeira vantagem competitiva reside na capacidade de construir um pipeline de dados sofisticado que possa ingerir, processar e sintetizar informações de múltiplas fontes e tipos — quantitativos, táticos, de sentimento e de mercado — em um modelo coeso e em tempo real.</text:p>
      <text:p text:style-name="P4">A análise deste ecossistema interconectado demonstra que a informação mais valiosa muitas vezes reside nas interseções entre as diferentes categorias de fontes. A capacidade de detectar um rumor de um insider, rastrear sua amplificação pela mídia, confirmar sua veracidade com fontes oficiais, quantificar seu impacto estatístico e medir a reação do público é o que separará um modelo de apostas comum de um modelo de ponta. Este relatório fornece o mapa estratégico e as fontes de dados fundamentais para a construção desse pipeline de dados de elite, capacitando o ApostaPro a competir no mais alto nível no mercado de tecnologia de apostas esportiv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21:54:48.409063800</meta:creation-date>
    <dc:date>2025-08-03T21:55:26.203750300</dc:date>
    <meta:editing-duration>PT38S</meta:editing-duration>
    <meta:editing-cycles>1</meta:editing-cycles>
    <meta:generator>LibreOffice/25.2.4.3$Windows_X86_64 LibreOffice_project/33e196637044ead23f5c3226cde09b47731f7e27</meta:generator>
    <meta:document-statistic meta:table-count="3" meta:image-count="0" meta:object-count="0" meta:page-count="17" meta:paragraph-count="437" meta:word-count="6356" meta:character-count="42738" meta:non-whitespace-character-count="37064"/>
  </office:meta>
</office:document-meta>
</file>